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5E0000005D367E6ACD759C3176.png" manifest:media-type="image/png"/>
  <manifest:file-entry manifest:full-path="Pictures/10000201000003200000021582B73832F24A17C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游ゴシック" svg:font-family="游ゴシック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111111" draw:fill-color="#ffffff" draw:textarea-horizontal-align="justify" draw:textarea-vertical-align="middle" draw:auto-grow-height="false" fo:min-height="17.35cm" fo:min-width="29.1cm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6cm" fo:min-width="12.9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cm" svg:stroke-color="#1c1c1c" draw:fill="solid" draw:fill-color="#ffffff" draw:textarea-vertical-align="middle" draw:auto-grow-height="false" draw:fit-to-size="false" style:shrink-to-fit="false" fo:min-height="0.949cm" fo:min-width="4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cm" svg:stroke-color="#1c1c1c" draw:fill="solid" draw:fill-color="#ffffff" draw:textarea-vertical-align="middle" draw:auto-grow-height="false" draw:fit-to-size="false" style:shrink-to-fit="false" fo:min-height="1.049cm" fo:min-width="4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cm" svg:stroke-color="#1c1c1c" draw:fill="solid" draw:fill-color="#ffffff" draw:textarea-vertical-align="middle" draw:auto-grow-height="false" draw:fit-to-size="false" style:shrink-to-fit="false" fo:min-height="0.549cm" fo:min-width="3.799cm" fo:padding-top="0.125cm" fo:padding-bottom="0.125cm" fo:padding-left="0.25cm" fo:padding-right="0.25cm" fo:wrap-option="no-wrap"/>
    </style:style>
    <style:style style:name="gr6" style:family="graphic" style:parent-style-name="standard" style:list-style-name="L2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0.951cm" fo:min-width="5.4cm" fo:padding-top="0.125cm" fo:padding-bottom="0.125cm" fo:padding-left="0.25cm" fo:padding-right="0.25cm" fo:wrap-option="no-wrap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111111" draw:textarea-vertical-align="middl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18cm" fo:min-width="0.361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18cm" fo:min-width="0.761cm" fo:padding-top="0.125cm" fo:padding-bottom="0.125cm" fo:padding-left="0.25cm" fo:padding-right="0.25cm" fo:wrap-option="wrap"/>
    </style:style>
    <style:style style:name="gr11" style:family="graphic" style:parent-style-name="objectwithoutfill">
      <style:graphic-properties draw:marker-start="" draw:marker-end="" draw:marker-end-width="0.3cm" draw:fill="none" draw:textarea-vertical-align="middle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18cm" fo:min-width="6.101cm" fo:padding-top="0.125cm" fo:padding-bottom="0.125cm" fo:padding-left="0.25cm" fo:padding-right="0.25cm" fo:wrap-option="wrap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0.349cm" fo:min-width="3.216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0.35cm" fo:min-width="6.43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1.55cm" fo:min-width="6.2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1.16cm" fo:min-width="6.2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1.2cm" fo:min-width="6.2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0.349cm" fo:min-width="2.099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18cm" fo:min-width="0.467cm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99cm" fo:min-width="9.526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1.79cm" fo:min-width="6.2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0.35cm" fo:min-width="6.2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18cm" fo:min-width="0.361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99cm" fo:min-width="9.526cm" fo:padding-top="0.125cm" fo:padding-bottom="0.125cm" fo:padding-left="0.25cm" fo:padding-right="0.25cm" fo:wrap-option="wrap"/>
    </style:style>
    <style:style style:name="gr27" style:family="graphic" style:parent-style-name="objectwithoutfill">
      <style:graphic-properties svg:stroke-color="#111111" draw:marker-end="Arrow" draw:marker-end-width="0.3cm" draw:fill="none" draw:textarea-vertical-align="middle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16cm" fo:min-width="9.247cm" fo:padding-top="0.125cm" fo:padding-bottom="0.125cm" fo:padding-left="0.25cm" fo:padding-right="0.25cm" fo:wrap-option="wrap"/>
    </style:style>
    <style:style style:name="gr29" style:family="graphic" style:parent-style-name="standard" style:list-style-name="L2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0.349cm" fo:min-width="3.216cm" fo:padding-top="0.125cm" fo:padding-bottom="0.125cm" fo:padding-left="0.25cm" fo:padding-right="0.25cm" fo:wrap-option="no-wrap"/>
    </style:style>
    <style:style style:name="gr30" style:family="graphic" style:parent-style-name="standard" style:list-style-name="L2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0.349cm" fo:min-width="2.099cm" fo:padding-top="0.125cm" fo:padding-bottom="0.125cm" fo:padding-left="0.25cm" fo:padding-right="0.25cm" fo:wrap-option="no-wrap"/>
    </style:style>
    <style:style style:name="gr31" style:family="graphic" style:parent-style-name="standard" style:list-style-name="L2">
      <style:graphic-properties draw:stroke="solid" svg:stroke-width="0cm" svg:stroke-color="#1c1c1c" draw:fill="solid" draw:fill-color="#ffffff" draw:textarea-vertical-align="middle" draw:auto-grow-height="false" draw:fit-to-size="false" style:shrink-to-fit="false" fo:min-height="0.751cm" fo:min-width="2.8cm" fo:padding-top="0.125cm" fo:padding-bottom="0.125cm" fo:padding-left="0.25cm" fo:padding-right="0.25cm" fo:wrap-option="no-wrap"/>
    </style:style>
    <style:style style:name="gr32" style:family="graphic" style:parent-style-name="standard" style:list-style-name="L2">
      <style:graphic-properties draw:stroke="solid" svg:stroke-width="0cm" svg:stroke-color="#1c1c1c" draw:fill="solid" draw:fill-color="#ffffff" draw:textarea-vertical-align="middle" draw:auto-grow-height="false" draw:fit-to-size="false" style:shrink-to-fit="false" fo:min-height="0.751cm" fo:min-width="2.8cm" fo:padding-top="0.125cm" fo:padding-bottom="0.125cm" fo:padding-left="0.25cm" fo:padding-right="0.25cm" fo:wrap-option="no-wrap"/>
    </style:style>
    <style:style style:name="gr33" style:family="graphic" style:parent-style-name="standard" style:list-style-name="L2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0.749cm" fo:min-width="4.816cm" fo:padding-top="0.125cm" fo:padding-bottom="0.125cm" fo:padding-left="0.25cm" fo:padding-right="0.25cm" fo:wrap-option="no-wrap"/>
    </style:style>
    <style:style style:name="gr34" style:family="graphic" style:parent-style-name="standard" style:list-style-name="L2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1.749cm" fo:min-width="7.299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 style:list-style-name="L2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 style:list-style-name="L2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0.349cm" fo:min-width="1.7cm" fo:padding-top="0.125cm" fo:padding-bottom="0.125cm" fo:padding-left="0.25cm" fo:padding-right="0.25cm" fo:wrap-option="no-wrap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18cm" fo:min-width="0.467cm" fo:padding-top="0.125cm" fo:padding-bottom="0.125cm" fo:padding-left="0.25cm" fo:padding-right="0.25cm" fo:wrap-option="wrap"/>
    </style:style>
    <style:style style:name="gr40" style:family="graphic" style:parent-style-name="standard" style:list-style-name="L2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0.749cm" fo:min-width="6.501cm" fo:padding-top="0.125cm" fo:padding-bottom="0.125cm" fo:padding-left="0.25cm" fo:padding-right="0.25cm" fo:wrap-option="no-wrap"/>
    </style:style>
    <style:style style:name="gr41" style:family="graphic" style:parent-style-name="standard" style:list-style-name="L2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0.749cm" fo:min-width="5.101cm" fo:padding-top="0.125cm" fo:padding-bottom="0.125cm" fo:padding-left="0.25cm" fo:padding-right="0.25cm" fo:wrap-option="no-wrap"/>
    </style:style>
    <style:style style:name="gr42" style:family="graphic" style:parent-style-name="objectwithoutfill">
      <style:graphic-properties svg:stroke-color="#111111" draw:marker-end="" draw:marker-end-width="0.3cm" draw:fill="none" draw:textarea-vertical-align="middle"/>
    </style:style>
    <style:style style:name="gr43" style:family="graphic" style:parent-style-name="standard" style:list-style-name="L2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0.349cm" fo:min-width="3.501cm" fo:padding-top="0.125cm" fo:padding-bottom="0.125cm" fo:padding-left="0.25cm" fo:padding-right="0.25cm" fo:wrap-option="no-wrap"/>
    </style:style>
    <style:style style:name="gr44" style:family="graphic" style:parent-style-name="objectwithoutfill">
      <style:graphic-properties draw:marker-end="" draw:marker-end-width="0.3cm" draw:fill="none" draw:textarea-vertical-align="middle"/>
    </style:style>
    <style:style style:name="gr45" style:family="graphic" style:parent-style-name="standard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0.549cm" fo:min-width="3.985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none" svg:stroke-color="#111111" draw:fill-color="#ffffff" draw:textarea-horizontal-align="justify" draw:textarea-vertical-align="middle" draw:auto-grow-height="false" fo:min-height="17.15cm" fo:min-width="29.1cm"/>
    </style:style>
    <style:style style:name="gr47" style:family="graphic" style:parent-style-name="standard" style:list-style-name="L2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0.749cm" fo:min-width="4.816cm" fo:padding-top="0.125cm" fo:padding-bottom="0.125cm" fo:padding-left="0.25cm" fo:padding-right="0.25cm" fo:wrap-option="no-wrap"/>
    </style:style>
    <style:style style:name="gr48" style:family="graphic" style:parent-style-name="standard" style:list-style-name="L2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1.749cm" fo:min-width="7.299cm" fo:padding-top="0.125cm" fo:padding-bottom="0.125cm" fo:padding-left="0.25cm" fo:padding-right="0.25cm" fo:wrap-option="no-wrap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16cm" fo:min-width="9.247cm" fo:padding-top="0.125cm" fo:padding-bottom="0.125cm" fo:padding-left="0.25cm" fo:padding-right="0.25cm" fo:wrap-option="wrap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18cm" fo:min-width="0.361cm" fo:padding-top="0.125cm" fo:padding-bottom="0.125cm" fo:padding-left="0.25cm" fo:padding-right="0.25cm" fo:wrap-option="wrap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18cm" fo:min-width="0.361cm" fo:padding-top="0.125cm" fo:padding-bottom="0.125cm" fo:padding-left="0.25cm" fo:padding-right="0.25cm" fo:wrap-option="wrap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18cm" fo:min-width="0.361cm" fo:padding-top="0.125cm" fo:padding-bottom="0.125cm" fo:padding-left="0.25cm" fo:padding-right="0.25cm" fo:wrap-option="wrap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18cm" fo:min-width="0.467cm" fo:padding-top="0.125cm" fo:padding-bottom="0.125cm" fo:padding-left="0.25cm" fo:padding-right="0.25cm" fo:wrap-option="wrap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18cm" fo:min-width="0.467cm" fo:padding-top="0.125cm" fo:padding-bottom="0.125cm" fo:padding-left="0.25cm" fo:padding-right="0.25cm" fo:wrap-option="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18cm" fo:min-width="0.467cm" fo:padding-top="0.125cm" fo:padding-bottom="0.125cm" fo:padding-left="0.25cm" fo:padding-right="0.25cm" fo:wrap-option="wrap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18cm" fo:min-width="0.361cm" fo:padding-top="0.125cm" fo:padding-bottom="0.125cm" fo:padding-left="0.25cm" fo:padding-right="0.25cm" fo:wrap-option="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18cm" fo:min-width="0.467cm" fo:padding-top="0.125cm" fo:padding-bottom="0.125cm" fo:padding-left="0.25cm" fo:padding-right="0.25cm" fo:wrap-option="wrap"/>
    </style:style>
    <style:style style:name="gr58" style:family="graphic" style:parent-style-name="standard" style:list-style-name="L2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0.349cm" fo:min-width="3.216cm" fo:padding-top="0.125cm" fo:padding-bottom="0.125cm" fo:padding-left="0.25cm" fo:padding-right="0.25cm" fo:wrap-option="no-wrap"/>
    </style:style>
    <style:style style:name="gr59" style:family="graphic" style:parent-style-name="standard" style:list-style-name="L2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1.349cm" fo:min-width="5.177cm" fo:padding-top="0.125cm" fo:padding-bottom="0.125cm" fo:padding-left="0.25cm" fo:padding-right="0.25cm" fo:wrap-option="no-wrap"/>
    </style:style>
    <style:style style:name="gr60" style:family="graphic" style:parent-style-name="standard" style:list-style-name="L2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0.349cm" fo:min-width="1.7cm" fo:padding-top="0.125cm" fo:padding-bottom="0.125cm" fo:padding-left="0.25cm" fo:padding-right="0.25cm" fo:wrap-option="no-wrap"/>
    </style:style>
    <style:style style:name="gr61" style:family="graphic" style:parent-style-name="standard" style:list-style-name="L2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1.349cm" fo:min-width="5.177cm" fo:padding-top="0.125cm" fo:padding-bottom="0.125cm" fo:padding-left="0.25cm" fo:padding-right="0.25cm" fo:wrap-option="no-wrap"/>
    </style:style>
    <style:style style:name="gr62" style:family="graphic" style:parent-style-name="standard" style:list-style-name="L2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1.749cm" fo:min-width="7.299cm" fo:padding-top="0.125cm" fo:padding-bottom="0.125cm" fo:padding-left="0.25cm" fo:padding-right="0.25cm" fo:wrap-option="no-wrap"/>
    </style:style>
    <style:style style:name="gr63" style:family="graphic" style:parent-style-name="standard" style:list-style-name="L2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0.349cm" fo:min-width="2.099cm" fo:padding-top="0.125cm" fo:padding-bottom="0.125cm" fo:padding-left="0.25cm" fo:padding-right="0.25cm" fo:wrap-option="no-wrap"/>
    </style:style>
    <style:style style:name="gr64" style:family="graphic" style:parent-style-name="standard" style:list-style-name="L2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1.149cm" fo:min-width="5.177cm" fo:padding-top="0.125cm" fo:padding-bottom="0.125cm" fo:padding-left="0.25cm" fo:padding-right="0.25cm" fo:wrap-option="no-wrap"/>
    </style:style>
    <style:style style:name="gr65" style:family="graphic" style:parent-style-name="standard" style:list-style-name="L2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0.749cm" fo:min-width="5.985cm" fo:padding-top="0.125cm" fo:padding-bottom="0.125cm" fo:padding-left="0.25cm" fo:padding-right="0.25cm" fo:wrap-option="no-wrap"/>
    </style:style>
    <style:style style:name="gr6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18cm" fo:min-width="0.361cm" fo:padding-top="0.125cm" fo:padding-bottom="0.125cm" fo:padding-left="0.25cm" fo:padding-right="0.25cm" fo:wrap-option="wrap"/>
    </style:style>
    <style:style style:name="gr6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18cm" fo:min-width="0.467cm" fo:padding-top="0.125cm" fo:padding-bottom="0.125cm" fo:padding-left="0.25cm" fo:padding-right="0.25cm" fo:wrap-option="wrap"/>
    </style:style>
    <style:style style:name="gr68" style:family="graphic" style:parent-style-name="standard" style:list-style-name="L2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0.749cm" fo:min-width="6.501cm" fo:padding-top="0.125cm" fo:padding-bottom="0.125cm" fo:padding-left="0.25cm" fo:padding-right="0.25cm" fo:wrap-option="no-wrap"/>
    </style:style>
    <style:style style:name="gr69" style:family="graphic" style:parent-style-name="standard" style:list-style-name="L2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0.749cm" fo:min-width="5.101cm" fo:padding-top="0.125cm" fo:padding-bottom="0.125cm" fo:padding-left="0.25cm" fo:padding-right="0.25cm" fo:wrap-option="no-wrap"/>
    </style:style>
    <style:style style:name="gr70" style:family="graphic" style:parent-style-name="standard" style:list-style-name="L2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0.349cm" fo:min-width="3.501cm" fo:padding-top="0.125cm" fo:padding-bottom="0.125cm" fo:padding-left="0.25cm" fo:padding-right="0.25cm" fo:wrap-option="no-wrap"/>
    </style:style>
    <style:style style:name="gr7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>
      <style:graphic-properties draw:stroke="dash" draw:stroke-dash="Fine_20_Dashed" svg:stroke-width="0.159cm" svg:stroke-color="#fff200" draw:marker-start-width="0.252cm" draw:marker-end-width="0.252cm" draw:fill="none" draw:fill-color="#ffffff" draw:textarea-horizontal-align="left" draw:auto-grow-height="true" draw:auto-grow-width="false" fo:min-height="0.792cm" fo:min-width="4.832cm" fo:padding-top="0.204cm" fo:padding-bottom="0.204cm" fo:padding-left="0.329cm" fo:padding-right="0.329cm"/>
    </style:style>
    <style:style style:name="gr73" style:family="graphic" style:parent-style-name="standard">
      <style:graphic-properties draw:stroke="none" draw:fill-color="#000000" draw:textarea-horizontal-align="justify" draw:textarea-vertical-align="middle" draw:auto-grow-height="false" fo:min-height="1.35cm" fo:min-width="6.1cm"/>
    </style:style>
    <style:style style:name="gr74" style:family="graphic" style:parent-style-name="standard">
      <style:graphic-properties draw:stroke="none" draw:fill-color="#000000" draw:textarea-horizontal-align="justify" draw:textarea-vertical-align="middle" draw:auto-grow-height="false" fo:min-height="2.55cm" fo:min-width="8.3cm"/>
    </style:style>
    <style:style style:name="gr75" style:family="graphic" style:parent-style-name="standard">
      <style:graphic-properties draw:stroke="none" svg:stroke-width="0cm" draw:fill="solid" draw:fill-color="#ffffff" draw:textarea-vertical-align="top" draw:auto-grow-height="false" fo:min-height="16.35cm" fo:min-width="26.401cm" fo:padding-top="0.125cm" fo:padding-bottom="0.125cm" fo:padding-left="0.25cm" fo:padding-right="0.25cm" fo:wrap-option="wrap"/>
    </style:style>
    <style:style style:name="gr76" style:family="graphic" style:parent-style-name="standard" style:list-style-name="L2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0.951cm" fo:min-width="5.4cm" fo:padding-top="0.125cm" fo:padding-bottom="0.125cm" fo:padding-left="0.25cm" fo:padding-right="0.25cm" fo:wrap-option="no-wrap"/>
    </style:style>
    <style:style style:name="gr77" style:family="graphic" style:parent-style-name="objectwithoutfill">
      <style:graphic-properties svg:stroke-color="#111111" draw:fill="none" draw:textarea-vertical-align="middle"/>
    </style:style>
    <style:style style:name="gr7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18cm" fo:min-width="0.361cm" fo:padding-top="0.125cm" fo:padding-bottom="0.125cm" fo:padding-left="0.25cm" fo:padding-right="0.25cm" fo:wrap-option="wrap"/>
    </style:style>
    <style:style style:name="gr7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18cm" fo:min-width="0.467cm" fo:padding-top="0.125cm" fo:padding-bottom="0.125cm" fo:padding-left="0.25cm" fo:padding-right="0.25cm" fo:wrap-option="wrap"/>
    </style:style>
    <style:style style:name="gr80" style:family="graphic" style:parent-style-name="objectwithoutfill">
      <style:graphic-properties draw:fill="none" draw:textarea-vertical-align="middle"/>
    </style:style>
    <style:style style:name="gr8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99cm" fo:min-width="9.526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6cm" fo:min-width="9.247cm" fo:padding-top="0.125cm" fo:padding-bottom="0.125cm" fo:padding-left="0.25cm" fo:padding-right="0.25cm" fo:wrap-option="wrap"/>
    </style:style>
    <style:style style:name="gr83" style:family="graphic" style:parent-style-name="standard" style:list-style-name="L2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1.349cm" fo:min-width="5.177cm" fo:padding-top="0.125cm" fo:padding-bottom="0.125cm" fo:padding-left="0.25cm" fo:padding-right="0.25cm" fo:wrap-option="no-wrap"/>
    </style:style>
    <style:style style:name="gr84" style:family="graphic" style:parent-style-name="standard" style:list-style-name="L2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0.349cm" fo:min-width="1.7cm" fo:padding-top="0.125cm" fo:padding-bottom="0.125cm" fo:padding-left="0.25cm" fo:padding-right="0.25cm" fo:wrap-option="no-wrap"/>
    </style:style>
    <style:style style:name="gr85" style:family="graphic" style:parent-style-name="standard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1.349cm" fo:min-width="5.177cm" fo:padding-top="0.125cm" fo:padding-bottom="0.125cm" fo:padding-left="0.25cm" fo:padding-right="0.25cm" fo:wrap-option="no-wrap"/>
    </style:style>
    <style:style style:name="gr86" style:family="graphic" style:parent-style-name="standard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0.749cm" fo:min-width="5.985cm" fo:padding-top="0.125cm" fo:padding-bottom="0.125cm" fo:padding-left="0.25cm" fo:padding-right="0.25cm" fo:wrap-option="no-wrap"/>
    </style:style>
    <style:style style:name="gr87" style:family="graphic" style:parent-style-name="standard" style:list-style-name="L2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0.749cm" fo:min-width="5.101cm" fo:padding-top="0.125cm" fo:padding-bottom="0.125cm" fo:padding-left="0.25cm" fo:padding-right="0.25cm" fo:wrap-option="no-wrap"/>
    </style:style>
    <style:style style:name="gr88" style:family="graphic" style:parent-style-name="standard" style:list-style-name="L2">
      <style:graphic-properties draw:stroke="solid" svg:stroke-width="0cm" svg:stroke-color="#111111" draw:fill="solid" draw:fill-color="#ffffff" draw:textarea-vertical-align="middle" draw:auto-grow-height="false" draw:fit-to-size="false" style:shrink-to-fit="false" fo:min-height="0.349cm" fo:min-width="3.501cm" fo:padding-top="0.125cm" fo:padding-bottom="0.125cm" fo:padding-left="0.25cm" fo:padding-right="0.25cm" fo:wrap-option="no-wrap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center"/>
      <style:text-properties fo:font-size="18pt" style:font-size-asian="12pt" style:font-size-complex="18pt"/>
    </style:style>
    <style:style style:name="P5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font-size="18pt" style:font-size-asian="12pt" style:font-size-complex="18pt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center"/>
      <style:text-properties fo:font-size="12pt" style:font-size-asian="12pt"/>
    </style:style>
    <style:style style:name="P9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font-size="12pt" style:font-size-asian="12pt" style:font-size-complex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22pt" style:font-size-asian="22pt" style:font-size-complex="22pt"/>
    </style:style>
    <style:style style:name="P13" style:family="paragraph">
      <loext:graphic-properties draw:fill-color="#ffffff"/>
    </style:style>
    <style:style style:name="P14" style:family="paragraph">
      <loext:graphic-properties draw:fill="solid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 style:font-size-asian="18pt"/>
    </style:style>
    <style:style style:name="P16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font-size="18pt" style:font-size-asian="18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21" style:family="paragraph">
      <loext:graphic-properties draw:fill="none" draw:fill-color="#ffffff"/>
      <style:text-properties fo:color="#ffffff" fo:font-size="10pt" fo:font-weight="bold" style:font-size-asian="26pt" style:font-size-complex="26pt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solid" draw:fill-color="#ffffff"/>
      <style:paragraph-properties fo:text-align="start"/>
      <style:text-properties fo:font-size="18pt"/>
    </style:style>
    <style:style style:name="P24" style:family="paragraph">
      <style:paragraph-properties fo:margin-top="0cm" fo:margin-bottom="0cm" fo:line-height="100%" fo:text-align="start"/>
      <style:text-properties style:font-size-asian="18pt"/>
    </style:style>
    <style:style style:name="P25" style:family="paragraph">
      <style:paragraph-properties fo:margin-top="0cm" fo:margin-bottom="0cm" fo:line-height="100%" fo:text-align="center"/>
      <style:text-properties style:font-size-asian="18pt"/>
    </style:style>
    <style:style style:name="P26" style:family="paragraph">
      <style:paragraph-properties fo:margin-top="0cm" fo:margin-bottom="0cm" fo:line-height="100%" fo:text-align="center"/>
      <style:text-properties fo:font-size="18pt"/>
    </style:style>
    <style:style style:name="P27" style:family="paragraph">
      <style:paragraph-properties fo:margin-top="0cm" fo:margin-bottom="0cm" fo:line-height="100%" fo:text-align="start"/>
      <style:text-properties fo:font-size="18pt"/>
    </style:style>
    <style:style style:name="P28" style:family="paragraph">
      <loext:graphic-properties draw:fill-color="#ffffff"/>
      <style:text-properties style:font-size-asian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normal" style:text-underline-style="none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normal" style:text-underline-style="none" fo:font-weight="normal" style:font-name-asian="DejaVu Sans" style:font-style-asian="normal" style:font-weight-asian="normal" style:font-name-complex="DejaVu Sans" style:font-size-complex="10.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游ゴシック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T8" style:family="text">
      <style:text-properties fo:color="#ffffff" fo:font-size="20pt" fo:font-weight="bold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style-name="gr1" draw:text-style-name="P1" draw:layer="layout" svg:width="29.6cm" svg:height="17.6cm" svg:x="-0.6cm" svg:y="1.4cm">
          <text:p/>
          <draw:enhanced-geometry svg:viewBox="0 0 21600 21600" draw:type="rectangle" draw:enhanced-path="M 0 0 L 21600 0 21600 21600 0 21600 0 0 Z N"/>
        </draw:custom-shape>
        <draw:custom-shape draw:name="CustomShape 1" draw:style-name="gr2" draw:text-style-name="P3" draw:layer="layout" svg:width="13.479cm" svg:height="0.965cm" svg:x="0.321cm" svg:y="0.435cm">
          <text:p text:style-name="P2"><text:span text:style-name="T1">先行車追従システム（</text:span><text:span text:style-name="T1">ACC)</text:span><text:span text:style-name="T1">の処理シーケン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xml:id="id12" draw:id="id12" draw:layer="layout" svg:width="5.998cm" svg:height="1.198cm" svg:x="2.606cm" svg:y="3.502cm">
          <text:p text:style-name="P4"><text:span text:style-name="T2">システムの起動</text:span></text:p>
          <draw:enhanced-geometry draw:mirror-horizontal="false" draw:mirror-vertical="false" svg:viewBox="0 0 0 0" drawooo:sub-view-size="1 1 8 8 1 1" draw:text-areas="?f5 0 ?f0 ?f3" draw:type="ooxml-flowChartPredefinedProcess" draw:enhanced-path="M 0 0 L 1 0 1 1 0 1 Z S N M 1 0 L 1 8 M 7 0 L 7 8 F N M 0 0 L 1 0 1 1 0 1 Z F N">
            <draw:equation draw:name="f0" draw:formula="logwidth*7/8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8"/>
          </draw:enhanced-geometry>
        </draw:custom-shape>
        <draw:custom-shape draw:name="CustomShape 3" draw:style-name="gr4" draw:text-style-name="P5" xml:id="id4" draw:id="id4" draw:layer="layout" svg:width="5.998cm" svg:height="1.298cm" svg:x="9.604cm" svg:y="10.899cm">
          <text:p text:style-name="P4"><text:span text:style-name="T2">設定車速の変更</text:span></text:p>
          <draw:enhanced-geometry draw:mirror-horizontal="false" draw:mirror-vertical="false" svg:viewBox="0 0 0 0" drawooo:sub-view-size="1 1 8 8 1 1" draw:text-areas="?f5 0 ?f0 ?f3" draw:type="ooxml-flowChartPredefinedProcess" draw:enhanced-path="M 0 0 L 1 0 1 1 0 1 Z S N M 1 0 L 1 8 M 7 0 L 7 8 F N M 0 0 L 1 0 1 1 0 1 Z F N">
            <draw:equation draw:name="f0" draw:formula="logwidth*7/8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8"/>
          </draw:enhanced-geometry>
        </draw:custom-shape>
        <draw:custom-shape draw:name="CustomShape 4" draw:style-name="gr4" draw:text-style-name="P5" xml:id="id6" draw:id="id6" draw:layer="layout" svg:width="5.998cm" svg:height="1.298cm" svg:x="16.402cm" svg:y="10.899cm">
          <text:p text:style-name="P4"><text:span text:style-name="T2">設定車間の変更</text:span></text:p>
          <draw:enhanced-geometry draw:mirror-horizontal="false" draw:mirror-vertical="false" svg:viewBox="0 0 0 0" drawooo:sub-view-size="1 1 8 8 1 1" draw:text-areas="?f5 0 ?f0 ?f3" draw:type="ooxml-flowChartPredefinedProcess" draw:enhanced-path="M 0 0 L 1 0 1 1 0 1 Z S N M 1 0 L 1 8 M 7 0 L 7 8 F N M 0 0 L 1 0 1 1 0 1 Z F N">
            <draw:equation draw:name="f0" draw:formula="logwidth*7/8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8"/>
          </draw:enhanced-geometry>
        </draw:custom-shape>
        <draw:custom-shape draw:name="CustomShape 5" draw:style-name="gr4" draw:text-style-name="P5" xml:id="id2" draw:id="id2" draw:layer="layout" svg:width="5.998cm" svg:height="1.298cm" svg:x="2.606cm" svg:y="10.894cm">
          <text:p text:style-name="P4"><text:span text:style-name="T2">システムの終了判定</text:span></text:p>
          <draw:enhanced-geometry draw:mirror-horizontal="false" draw:mirror-vertical="false" svg:viewBox="0 0 0 0" drawooo:sub-view-size="1 1 8 8 1 1" draw:text-areas="?f5 0 ?f0 ?f3" draw:type="ooxml-flowChartPredefinedProcess" draw:enhanced-path="M 0 0 L 1 0 1 1 0 1 Z S N M 1 0 L 1 8 M 7 0 L 7 8 F N M 0 0 L 1 0 1 1 0 1 Z F N">
            <draw:equation draw:name="f0" draw:formula="logwidth*7/8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8"/>
          </draw:enhanced-geometry>
        </draw:custom-shape>
        <draw:custom-shape draw:name="CustomShape 6" draw:style-name="gr5" draw:text-style-name="P7" xml:id="id11" draw:id="id11" draw:layer="layout" svg:width="4.298cm" svg:height="0.798cm" svg:x="3.456cm" svg:y="1.8cm">
          <text:p text:style-name="P6"><text:span text:style-name="T3">START</text:span></text:p>
          <draw:enhanced-geometry draw:mirror-horizontal="false" draw:mirror-vertical="false" svg:viewBox="0 0 0 0" drawooo:sub-view-size="4302 802" draw:text-areas="0 0 ?f0 ?f1" draw:type="ooxml-non-primitive" draw:enhanced-path="M 133 0 L 134 0 C 110 0 87 6 67 18 46 30 30 46 18 67 6 87 0 110 0 134 L 0 667 0 668 C 0 691 6 714 18 734 30 755 46 771 67 783 87 795 110 801 134 801 L 4167 801 4168 801 C 4191 801 4214 795 4234 783 4255 771 4271 755 4283 734 4295 714 4301 691 4301 668 L 4300 133 4301 134 4301 134 C 4301 110 4295 87 4283 67 4271 46 4255 30 4234 18 4214 6 4191 0 4168 0 L 133 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5" draw:text-style-name="P7" xml:id="id10" draw:id="id10" draw:layer="layout" svg:width="4.298cm" svg:height="0.798cm" svg:x="3.456cm" svg:y="16.501cm">
          <text:p text:style-name="P6"><text:span text:style-name="T3">END</text:span></text:p>
          <draw:enhanced-geometry draw:mirror-horizontal="false" draw:mirror-vertical="false" svg:viewBox="0 0 0 0" drawooo:sub-view-size="4302 802" draw:text-areas="0 0 ?f0 ?f1" draw:type="ooxml-non-primitive" draw:enhanced-path="M 133 0 L 134 0 C 110 0 87 6 67 18 46 30 30 46 18 67 6 87 0 110 0 134 L 0 667 0 668 C 0 691 6 714 18 734 30 755 46 771 67 783 87 795 110 801 134 801 L 4167 801 4168 801 C 4191 801 4214 795 4234 783 4255 771 4271 755 4283 734 4295 714 4301 691 4301 668 L 4300 133 4301 134 4301 134 C 4301 110 4295 87 4283 67 4271 46 4255 30 4234 18 4214 6 4191 0 4168 0 L 133 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4" draw:text-style-name="P5" xml:id="id1" draw:id="id1" draw:layer="layout" svg:width="5.998cm" svg:height="1.298cm" svg:x="2.606cm" svg:y="8.301cm">
          <text:p text:style-name="P4"><text:span text:style-name="T2">システムの実行</text:span></text:p>
          <draw:enhanced-geometry draw:mirror-horizontal="false" draw:mirror-vertical="false" svg:viewBox="0 0 0 0" drawooo:sub-view-size="1 1 8 8 1 1" draw:text-areas="?f5 0 ?f0 ?f3" draw:type="ooxml-flowChartPredefinedProcess" draw:enhanced-path="M 0 0 L 1 0 1 1 0 1 Z S N M 1 0 L 1 8 M 7 0 L 7 8 F N M 0 0 L 1 0 1 1 0 1 Z F N">
            <draw:equation draw:name="f0" draw:formula="logwidth*7/8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8"/>
          </draw:enhanced-geometry>
        </draw:custom-shape>
        <draw:custom-shape draw:name="CustomShape 5" draw:style-name="gr6" draw:text-style-name="P9" xml:id="id7" draw:id="id7" draw:layer="layout" svg:width="5.899cm" svg:height="1.2cm" svg:x="2.656cm" svg:y="13.499cm">
          <text:p text:style-name="P8"><text:span text:style-name="T4">ACC_ACT == 0</text:span></text:p>
          <draw:enhanced-geometry draw:mirror-horizontal="false" draw:mirror-vertical="false" svg:viewBox="0 0 0 0" drawooo:sub-view-size="21600 21600" draw:text-areas="0 0 ?f0 ?f1" draw:type="ooxml-non-primitive" draw:enhanced-path="M 10800 0 L 21600 10800 10800 21600 0 10800 10800 0 Z N">
            <draw:equation draw:name="f0" draw:formula="logwidth"/>
            <draw:equation draw:name="f1" draw:formula="logheight"/>
          </draw:enhanced-geometry>
        </draw:custom-shape>
        <draw:connector draw:style-name="gr7" draw:text-style-name="P10" xml:id="id3" draw:id="id3" draw:layer="layout" svg:x1="5.605cm" svg:y1="9.599cm" svg:x2="5.605cm" svg:y2="10.894cm" draw:start-shape="id1" draw:start-glue-point="2" draw:end-shape="id2" draw:end-glue-point="0" svg:d="M5605 9599v1295" svg:viewBox="0 0 1 1296">
          <text:p/>
        </draw:connector>
        <draw:connector draw:style-name="gr7" draw:text-style-name="P10" xml:id="id5" draw:id="id5" draw:layer="layout" svg:x1="5.605cm" svg:y1="10.146cm" svg:x2="12.603cm" svg:y2="10.899cm" draw:start-shape="id3" draw:start-glue-point="0" draw:end-shape="id4" draw:end-glue-point="0" svg:d="M5605 10146h6998v753" svg:viewBox="0 0 6999 754">
          <text:p/>
        </draw:connector>
        <draw:connector draw:style-name="gr7" draw:text-style-name="P10" draw:layer="layout" svg:x1="12.603cm" svg:y1="10.146cm" svg:x2="19.401cm" svg:y2="10.899cm" draw:start-shape="id5" draw:start-glue-point="0" draw:end-shape="id6" draw:end-glue-point="0" svg:d="M12603 10146h6798v753" svg:viewBox="0 0 6799 754">
          <text:p/>
        </draw:connector>
        <draw:connector draw:style-name="gr7" draw:text-style-name="P10" xml:id="id8" draw:id="id8" draw:layer="layout" svg:x1="5.605cm" svg:y1="12.192cm" svg:x2="5.605cm" svg:y2="13.499cm" draw:start-shape="id2" draw:start-glue-point="2" draw:end-shape="id7" svg:d="M5605 12192v1307" svg:viewBox="0 0 1 1308">
          <text:p/>
        </draw:connector>
        <draw:connector draw:style-name="gr8" draw:text-style-name="P11" xml:id="id9" draw:id="id9" draw:layer="layout" svg:x1="12.603cm" svg:y1="12.197cm" svg:x2="5.605cm" svg:y2="12.845cm" draw:start-shape="id4" draw:start-glue-point="2" draw:end-shape="id8" draw:end-glue-point="0" svg:d="M12603 12197v648h-6998" svg:viewBox="0 0 6999 649">
          <text:p/>
        </draw:connector>
        <draw:connector draw:style-name="gr8" draw:text-style-name="P11" draw:layer="layout" svg:x1="19.401cm" svg:y1="12.197cm" svg:x2="12.603cm" svg:y2="12.845cm" draw:start-shape="id6" draw:start-glue-point="2" draw:end-shape="id9" draw:end-glue-point="0" svg:d="M19401 12197v648h-6798" svg:viewBox="0 0 6799 649">
          <text:p/>
        </draw:connector>
        <draw:connector draw:style-name="gr7" draw:text-style-name="P10" draw:layer="layout" svg:x1="5.605cm" svg:y1="14.699cm" svg:x2="5.605cm" svg:y2="16.501cm" draw:start-shape="id7" draw:start-glue-point="2" draw:end-shape="id10" draw:end-glue-point="0" svg:d="M5605 14699v1802" svg:viewBox="0 0 1 1803">
          <text:p/>
        </draw:connector>
        <draw:connector draw:style-name="gr7" draw:text-style-name="P10" draw:layer="layout" svg:x1="5.605cm" svg:y1="2.598cm" svg:x2="5.605cm" svg:y2="3.502cm" draw:start-shape="id11" draw:start-glue-point="2" draw:end-shape="id12" draw:end-glue-point="0" svg:d="M5605 2598v904" svg:viewBox="0 0 1 905">
          <text:p/>
        </draw:connector>
        <draw:connector draw:style-name="gr7" draw:text-style-name="P10" draw:layer="layout" draw:line-skew="-0.554cm" svg:x1="2.656cm" svg:y1="14.099cm" svg:x2="5.602cm" svg:y2="7.6cm" draw:start-shape="id7" draw:start-glue-point="3" draw:end-shape="id13" draw:end-glue-point="0" svg:d="M2656 14099h-1056v-6499h4002" svg:viewBox="0 0 4003 6500">
          <text:p/>
        </draw:connector>
        <draw:custom-shape draw:name="CustomShape 1" draw:style-name="gr9" draw:text-style-name="P3" draw:layer="layout" svg:width="0.86cm" svg:height="0.567cm" svg:x="1.94cm" svg:y="13.499cm">
          <text:p text:style-name="P2"><text:span text:style-name="T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0" draw:text-style-name="P3" draw:layer="layout" svg:width="1.26cm" svg:height="0.567cm" svg:x="5.605cm" svg:y="14.633cm">
          <text:p text:style-name="P2"><text:span text:style-name="T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xml:id="id14" draw:id="id14" draw:layer="layout" svg:width="5.998cm" svg:height="1.198cm" svg:x="2.6cm" svg:y="5.9cm">
          <text:p text:style-name="P4"><text:span text:style-name="T2">システムの開始</text:span></text:p>
          <draw:enhanced-geometry draw:mirror-horizontal="false" draw:mirror-vertical="false" svg:viewBox="0 0 0 0" drawooo:sub-view-size="1 1 8 8 1 1" draw:text-areas="?f5 0 ?f0 ?f3" draw:type="ooxml-flowChartPredefinedProcess" draw:enhanced-path="M 0 0 L 1 0 1 1 0 1 Z S N M 1 0 L 1 8 M 7 0 L 7 8 F N M 0 0 L 1 0 1 1 0 1 Z F N">
            <draw:equation draw:name="f0" draw:formula="logwidth*7/8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8"/>
          </draw:enhanced-geometry>
        </draw:custom-shape>
        <draw:connector draw:style-name="gr7" draw:text-style-name="P10" xml:id="id16" draw:id="id16" draw:layer="layout" svg:x1="5.605cm" svg:y1="4.7cm" svg:x2="5.599cm" svg:y2="5.9cm" draw:start-shape="id12" draw:start-glue-point="2" draw:end-shape="id14" draw:end-glue-point="0" svg:d="M5605 4700v601h-6v599" svg:viewBox="0 0 7 1201">
          <text:p/>
        </draw:connector>
        <draw:connector draw:style-name="gr7" draw:text-style-name="P10" xml:id="id13" draw:id="id13" draw:layer="layout" svg:x1="5.599cm" svg:y1="7.098cm" svg:x2="5.605cm" svg:y2="8.301cm" draw:start-shape="id14" draw:start-glue-point="2" draw:end-shape="id1" draw:end-glue-point="0" svg:d="M5599 7098v602h6v601" svg:viewBox="0 0 7 1204">
          <text:p/>
        </draw:connector>
        <draw:line draw:style-name="gr11" draw:text-style-name="P10" xml:id="id15" draw:id="id15" draw:layer="layout" svg:x1="5.602cm" svg:y1="15.552cm" svg:x2="24cm" svg:y2="15.552cm">
          <text:p/>
        </draw:line>
        <draw:connector draw:style-name="gr7" draw:text-style-name="P10" draw:layer="layout" svg:x1="24cm" svg:y1="15.552cm" svg:x2="5.602cm" svg:y2="5.301cm" draw:start-shape="id15" draw:start-glue-point="1" draw:end-shape="id16" draw:end-glue-point="0" svg:d="M24000 15552v-10251h-18398" svg:viewBox="0 0 18399 10252">
          <text:p/>
        </draw:connector>
        <draw:custom-shape draw:name="CustomShape 1" draw:style-name="gr12" draw:text-style-name="P12" draw:layer="layout" svg:width="6.6cm" svg:height="0.567cm" svg:x="8.6cm" svg:y="14.985cm">
          <text:p text:style-name="P2"><text:span text:style-name="T6">ACC</text:span><text:span text:style-name="T6">システムを再開する場合の処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9" draw:text-style-name="P3" draw:layer="layout" svg:width="0.86cm" svg:height="0.567cm" svg:x="10.269cm" svg:y="7.833cm">
          <text:p text:style-name="P2"><text:span text:style-name="T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7" xml:id="id17" draw:id="id17" draw:layer="layout" svg:width="3.715cm" svg:height="0.598cm" svg:x="5.007cm" svg:y="2cm">
          <text:p text:style-name="P6"><text:span text:style-name="T5">システムの起動</text:span></text:p>
          <draw:enhanced-geometry draw:mirror-horizontal="false" draw:mirror-vertical="false" svg:viewBox="0 0 0 0" drawooo:sub-view-size="3719 602" draw:text-areas="0 0 ?f0 ?f1" draw:type="ooxml-non-primitive" draw:enhanced-path="M 100 0 L 100 0 C 83 0 65 5 50 13 35 22 22 35 13 50 5 65 0 83 0 100 L 0 500 0 501 C 0 518 5 536 13 551 22 566 35 579 50 588 65 596 83 601 100 601 L 3617 601 3618 601 C 3635 601 3653 596 3668 588 3683 579 3696 566 3705 551 3713 536 3718 518 3718 501 L 3718 100 3718 100 3718 100 C 3718 83 3713 65 3705 50 3696 35 3683 22 3668 13 3653 5 3635 0 3618 0 L 100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15" draw:text-style-name="P7" xml:id="id19" draw:id="id19" draw:layer="layout" svg:width="6.929cm" svg:height="0.599cm" svg:x="3.4cm" svg:y="6.37cm">
          <text:p text:style-name="P6"><text:span text:style-name="T5">クルーズコントロールメインスイッチ押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7" xml:id="id18" draw:id="id18" draw:layer="layout" svg:width="6.699cm" svg:height="1.799cm" svg:x="3.515cm" svg:y="3.3cm">
          <text:p text:style-name="P6"><text:span text:style-name="T5">初期値の設定</text:span></text:p>
          <text:p text:style-name="P2"><text:span text:style-name="T5">・</text:span><text:span text:style-name="T5">ACC_READY = 0</text:span></text:p>
          <text:p text:style-name="P2"><text:span text:style-name="T5">・</text:span><text:span text:style-name="T5">ACC_ACT = 0</text:span></text:p>
          <text:p text:style-name="P2"><text:span text:style-name="T5">・</text:span><text:span text:style-name="T5">ACC_SET_VELOCITY = 0</text:span></text:p>
          <text:p text:style-name="P2"><text:span text:style-name="T5">・</text:span><text:span text:style-name="T5">ACC_SET_DISTANCE =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7" draw:text-style-name="P7" xml:id="id20" draw:id="id20" draw:layer="layout" svg:width="6.699cm" svg:height="1.409cm" svg:x="3.515cm" svg:y="7.7cm">
          <text:p text:style-name="P6"><text:span text:style-name="T5">シフトレバーが</text:span><text:span text:style-name="T5">D</text:span><text:span text:style-name="T5">レンジ</text:span></text:p>
          <text:p text:style-name="P6"><text:span text:style-name="T5">になっている</text:span></text:p>
          <draw:enhanced-geometry draw:mirror-horizontal="false" draw:mirror-vertical="false" svg:viewBox="0 0 0 0" drawooo:sub-view-size="21600 21600" draw:text-areas="0 0 ?f0 ?f1" draw:type="ooxml-non-primitive" draw:enhanced-path="M 10800 0 L 21600 10800 10800 21600 0 10800 10800 0 Z N">
            <draw:equation draw:name="f0" draw:formula="logwidth"/>
            <draw:equation draw:name="f1" draw:formula="logheight"/>
          </draw:enhanced-geometry>
        </draw:custom-shape>
        <draw:custom-shape draw:name="CustomShape 8" draw:style-name="gr18" draw:text-style-name="P14" xml:id="id21" draw:id="id21" draw:layer="layout" svg:width="6.699cm" svg:height="1.449cm" svg:x="3.515cm" svg:y="9.938cm">
          <text:p text:style-name="P2"><text:span text:style-name="T5">ACC</text:span><text:span text:style-name="T5">スタンバイ状態に移行</text:span></text:p>
          <text:p text:style-name="P2"><text:span text:style-name="T5">・</text:span><text:span text:style-name="T5">ACC_READY = 0 ⇒ 1</text:span></text:p>
          <text:p text:style-name="P2"><text:span text:style-name="T5">・メータ表示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9" draw:text-style-name="P7" xml:id="id23" draw:id="id23" draw:layer="layout" svg:width="2.598cm" svg:height="0.598cm" svg:x="5.565cm" svg:y="12.1cm">
          <text:p text:style-name="P6"><text:span text:style-name="T5">リターン</text:span></text:p>
          <draw:enhanced-geometry draw:mirror-horizontal="false" draw:mirror-vertical="false" svg:viewBox="0 0 0 0" drawooo:sub-view-size="2602 602" draw:text-areas="0 0 ?f0 ?f1" draw:type="ooxml-non-primitive" draw:enhanced-path="M 100 0 L 100 0 C 83 0 65 5 50 13 35 22 22 35 13 50 5 65 0 83 0 100 L 0 500 0 501 C 0 518 5 536 13 551 22 566 35 579 50 588 65 596 83 601 100 601 L 2500 601 2501 601 C 2518 601 2536 596 2551 588 2566 579 2579 566 2588 551 2596 536 2601 518 2601 501 L 2601 100 2601 100 2601 100 C 2601 83 2596 65 2588 50 2579 35 2566 22 2551 13 2536 5 2518 0 2501 0 L 100 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20" draw:text-style-name="P3" draw:layer="layout" svg:width="0.966cm" svg:height="0.567cm" svg:x="6.762cm" svg:y="9.01cm">
          <text:p text:style-name="P2"><text:span text:style-name="T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" draw:text-style-name="P10" draw:layer="layout" svg:x1="6.864cm" svg:y1="2.598cm" svg:x2="6.864cm" svg:y2="3.3cm" draw:start-shape="id17" draw:start-glue-point="2" draw:end-shape="id18" draw:end-glue-point="0" svg:d="M6864 2598v702" svg:viewBox="0 0 1 703">
          <text:p/>
        </draw:connector>
        <draw:connector draw:style-name="gr7" draw:text-style-name="P10" xml:id="id22" draw:id="id22" draw:layer="layout" svg:x1="6.864cm" svg:y1="5.099cm" svg:x2="6.864cm" svg:y2="6.37cm" draw:start-shape="id18" draw:start-glue-point="2" draw:end-shape="id19" draw:end-glue-point="0" svg:d="M6864 5099v1271" svg:viewBox="0 0 1 1272">
          <text:p/>
        </draw:connector>
        <draw:connector draw:style-name="gr7" draw:text-style-name="P10" draw:layer="layout" svg:x1="6.864cm" svg:y1="6.969cm" svg:x2="6.864cm" svg:y2="7.7cm" draw:start-shape="id19" draw:start-glue-point="2" draw:end-shape="id20" draw:end-glue-point="0" svg:d="M6864 6969v731" svg:viewBox="0 0 1 732">
          <text:p/>
        </draw:connector>
        <draw:connector draw:style-name="gr7" draw:text-style-name="P10" draw:layer="layout" svg:x1="6.864cm" svg:y1="9.109cm" svg:x2="6.864cm" svg:y2="9.938cm" draw:start-shape="id20" draw:end-shape="id21" draw:end-glue-point="0" svg:d="M6864 9109v829" svg:viewBox="0 0 1 830">
          <text:p/>
        </draw:connector>
        <draw:connector draw:style-name="gr7" draw:text-style-name="P10" draw:layer="layout" draw:line-skew="0.714cm" svg:x1="10.214cm" svg:y1="8.404cm" svg:x2="6.864cm" svg:y2="5.734cm" draw:start-shape="id20" draw:start-glue-point="1" draw:end-shape="id22" draw:end-glue-point="0" svg:d="M10214 8404h1215v-2670h-4565" svg:viewBox="0 0 4566 2671">
          <text:p/>
        </draw:connector>
        <draw:connector draw:style-name="gr7" draw:text-style-name="P10" draw:layer="layout" svg:x1="6.864cm" svg:y1="11.387cm" svg:x2="6.864cm" svg:y2="12.1cm" draw:start-shape="id21" draw:start-glue-point="2" draw:end-shape="id23" draw:end-glue-point="0" svg:d="M6864 11387v713" svg:viewBox="0 0 1 714">
          <text:p/>
        </draw:connector>
        <draw:custom-shape draw:name="CustomShape 4" draw:style-name="gr21" draw:text-style-name="P15" draw:layer="layout" svg:width="10.025cm" svg:height="0.948cm" svg:x="0.4cm" svg:y="0.4cm">
          <text:p text:style-name="P2"><text:span text:style-name="T1">先行車追従制御の起動（解答用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3" draw:layer="layout" svg:width="19.797cm" svg:height="11.136cm" svg:x="0.601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9" draw:text-style-name="P3" draw:layer="layout" svg:width="0.86cm" svg:height="0.567cm" svg:x="0.54cm" svg:y="8.633cm">
          <text:p text:style-name="P2"><text:span text:style-name="T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7" draw:layer="layout" svg:width="3.715cm" svg:height="0.598cm" svg:x="5.007cm" svg:y="2cm">
          <text:p text:style-name="P6"><text:span text:style-name="T5">システムの開始</text:span></text:p>
          <draw:enhanced-geometry draw:mirror-horizontal="false" draw:mirror-vertical="false" svg:viewBox="0 0 0 0" drawooo:sub-view-size="3719 602" draw:text-areas="0 0 ?f0 ?f1" draw:type="ooxml-non-primitive" draw:enhanced-path="M 100 0 L 100 0 C 83 0 65 5 50 13 35 22 22 35 13 50 5 65 0 83 0 100 L 0 500 0 501 C 0 518 5 536 13 551 22 566 35 579 50 588 65 596 83 601 100 601 L 3617 601 3618 601 C 3635 601 3653 596 3668 588 3683 579 3696 566 3705 551 3713 536 3718 518 3718 501 L 3718 100 3718 100 3718 100 C 3718 83 3713 65 3705 50 3696 35 3683 22 3668 13 3653 5 3635 0 3618 0 L 100 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22" draw:text-style-name="P7" xml:id="id25" draw:id="id25" draw:layer="layout" svg:width="6.699cm" svg:height="2.039cm" svg:x="3.4cm" svg:y="4.949cm">
          <text:p text:style-name="P6"><text:span text:style-name="T7">ACC_MIN_VELOCITY≦</text:span><text:span text:style-name="T7">自車速度</text:span></text:p>
          <text:p text:style-name="P6"><text:span text:style-name="T7">かつ</text:span></text:p>
          <text:p text:style-name="P6"><text:span text:style-name="T7">自車速度≦</text:span><text:span text:style-name="T5">ACC_MAX_VELOCITY</text:span></text:p>
          <draw:enhanced-geometry draw:mirror-horizontal="false" draw:mirror-vertical="false" svg:viewBox="0 0 0 0" drawooo:sub-view-size="21600 21600" draw:text-areas="0 0 ?f0 ?f1" draw:type="ooxml-non-primitive" draw:enhanced-path="M 10800 0 L 21600 10800 10800 21600 0 10800 10800 0 Z N">
            <draw:equation draw:name="f0" draw:formula="logwidth"/>
            <draw:equation draw:name="f1" draw:formula="logheight"/>
          </draw:enhanced-geometry>
        </draw:custom-shape>
        <draw:custom-shape draw:name="CustomShape 9" draw:style-name="gr23" draw:text-style-name="P7" xml:id="id24" draw:id="id24" draw:layer="layout" svg:width="6.699cm" svg:height="0.599cm" svg:x="3.4cm" svg:y="3.602cm">
          <text:p text:style-name="P6"><text:span text:style-name="T5">“</text:span><text:span text:style-name="T5">- SET”</text:span><text:span text:style-name="T5">スイッチ押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6" draw:text-style-name="P7" xml:id="id26" draw:id="id26" draw:layer="layout" svg:width="6.699cm" svg:height="1.799cm" svg:x="3.4cm" svg:y="7.702cm">
          <text:p text:style-name="P6"><text:span text:style-name="T5">ACC</text:span><text:span text:style-name="T5">制御開始</text:span></text:p>
          <text:p text:style-name="P2"><text:span text:style-name="T5">・</text:span><text:span text:style-name="T5">ACC_ACT = 0 ⇒ 1</text:span></text:p>
          <text:p text:style-name="P2"><text:span text:style-name="T5">・</text:span><text:span text:style-name="T5">ACC_SET_VELOCITY = </text:span><text:span text:style-name="T5">現在の自車速度</text:span></text:p>
          <text:p text:style-name="P2"><text:span text:style-name="T5">・</text:span><text:span text:style-name="T5">ACC_SET_DISTANCE = 0</text:span></text:p>
          <text:p text:style-name="P2"><text:span text:style-name="T5">・メータ表示②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9" draw:text-style-name="P7" xml:id="id27" draw:id="id27" draw:layer="layout" svg:width="2.598cm" svg:height="0.598cm" svg:x="5.451cm" svg:y="10.202cm">
          <text:p text:style-name="P6"><text:span text:style-name="T5">リターン</text:span></text:p>
          <draw:enhanced-geometry draw:mirror-horizontal="false" draw:mirror-vertical="false" svg:viewBox="0 0 0 0" drawooo:sub-view-size="2602 602" draw:text-areas="0 0 ?f0 ?f1" draw:type="ooxml-non-primitive" draw:enhanced-path="M 100 0 L 100 0 C 83 0 65 5 50 13 35 22 22 35 13 50 5 65 0 83 0 100 L 0 500 0 501 C 0 518 5 536 13 551 22 566 35 579 50 588 65 596 83 601 100 601 L 2500 601 2501 601 C 2518 601 2536 596 2551 588 2566 579 2579 566 2588 551 2596 536 2601 518 2601 501 L 2601 100 2601 100 2601 100 C 2601 83 2596 65 2588 50 2579 35 2566 22 2551 13 2536 5 2518 0 2501 0 L 100 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20" draw:text-style-name="P3" draw:layer="layout" svg:width="0.966cm" svg:height="0.567cm" svg:x="0.2cm" svg:y="9.433cm">
          <text:p text:style-name="P2"><text:span text:style-name="T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4" draw:text-style-name="P3" xml:id="id28" draw:id="id28" draw:layer="layout" svg:width="0.86cm" svg:height="0.667cm" svg:x="9.94cm" svg:y="5.4cm">
          <text:p text:style-name="P2"><text:span text:style-name="T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0" draw:text-style-name="P3" draw:layer="layout" svg:width="0.966cm" svg:height="0.567cm" svg:x="6.847cm" svg:y="6.834cm">
          <text:p text:style-name="P2"><text:span text:style-name="T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" draw:text-style-name="P10" draw:layer="layout" svg:x1="6.749cm" svg:y1="4.201cm" svg:x2="6.749cm" svg:y2="4.949cm" draw:start-shape="id24" draw:start-glue-point="2" draw:end-shape="id25" svg:d="M6749 4201v748" svg:viewBox="0 0 1 749">
          <text:p/>
        </draw:connector>
        <draw:connector draw:style-name="gr7" draw:text-style-name="P10" draw:layer="layout" svg:x1="6.749cm" svg:y1="6.988cm" svg:x2="6.749cm" svg:y2="7.702cm" draw:start-shape="id25" draw:end-shape="id26" draw:end-glue-point="0" svg:d="M6749 6988v714" svg:viewBox="0 0 1 715">
          <text:p/>
        </draw:connector>
        <draw:connector draw:style-name="gr7" draw:text-style-name="P10" draw:layer="layout" svg:x1="6.749cm" svg:y1="9.501cm" svg:x2="6.75cm" svg:y2="10.202cm" draw:start-shape="id26" draw:start-glue-point="2" draw:end-shape="id27" draw:end-glue-point="0" svg:d="M6749 9501v350h1v351" svg:viewBox="0 0 2 702">
          <text:p/>
        </draw:connector>
        <draw:connector draw:style-name="gr25" draw:text-style-name="P11" draw:layer="layout" svg:x1="10.8cm" svg:y1="5.733cm" svg:x2="10.8cm" svg:y2="5.733cm" draw:start-shape="id28" draw:end-shape="id28" svg:d="M10800 5733z" svg:viewBox="0 0 1 1">
          <text:p/>
        </draw:connector>
        <draw:custom-shape draw:name="CustomShape 4" draw:style-name="gr26" draw:text-style-name="P15" draw:layer="layout" svg:width="10.025cm" svg:height="0.948cm" svg:x="0.4cm" svg:y="0.4cm">
          <text:p text:style-name="P2"><text:span text:style-name="T1">先行車追従制御の起動（解答用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7" draw:text-style-name="P10" draw:layer="layout" svg:x1="2.119cm" svg:y1="4.8cm" svg:x2="2.119cm" svg:y2="4.8cm">
          <text:p/>
        </draw:line>
        <draw:custom-shape draw:name="CustomShape 9" draw:style-name="gr23" draw:text-style-name="P7" draw:layer="layout" svg:width="6.699cm" svg:height="0.599cm" svg:x="12.301cm" svg:y="3.601cm">
          <text:p text:style-name="P6"><text:span text:style-name="T5">“</text:span><text:span text:style-name="T5">+ RES”</text:span><text:span text:style-name="T5">スイッチ押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2" draw:text-style-name="P7" draw:layer="layout" svg:width="6.699cm" svg:height="2.039cm" svg:x="11.901cm" svg:y="4.961cm">
          <text:p text:style-name="P6"><text:span text:style-name="T7">ACC_SET_VELOCITY == 0</text:span></text:p>
          <draw:enhanced-geometry draw:mirror-horizontal="false" draw:mirror-vertical="false" svg:viewBox="0 0 0 0" drawooo:sub-view-size="21600 21600" draw:text-areas="0 0 ?f0 ?f1" draw:type="ooxml-non-primitive" draw:enhanced-path="M 10800 0 L 21600 10800 10800 21600 0 10800 10800 0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3" draw:layer="layout" svg:width="19.797cm" svg:height="11.136cm" svg:x="0.601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5" draw:style-name="gr28" draw:text-style-name="P3" draw:layer="layout" svg:width="9.746cm" svg:height="0.965cm" svg:x="0.453cm" svg:y="0.45cm">
          <text:p text:style-name="P2"><text:span text:style-name="T1">設定車速の変更（解答用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7" xml:id="id29" draw:id="id29" draw:layer="layout" svg:width="3.715cm" svg:height="0.598cm" svg:x="4.085cm" svg:y="2.202cm">
          <text:p text:style-name="P6"><text:span text:style-name="T5">設定車速の変更</text:span></text:p>
          <draw:enhanced-geometry draw:mirror-horizontal="false" draw:mirror-vertical="false" svg:viewBox="0 0 0 0" drawooo:sub-view-size="3719 602" draw:text-areas="0 0 ?f0 ?f1" draw:type="ooxml-non-primitive" draw:enhanced-path="M 100 0 L 100 0 C 83 0 65 5 50 13 35 22 22 35 13 50 5 65 0 83 0 100 L 0 500 0 501 C 0 518 5 536 13 551 22 566 35 579 50 588 65 596 83 601 100 601 L 3617 601 3618 601 C 3635 601 3653 596 3668 588 3683 579 3696 566 3705 551 3713 536 3718 518 3718 501 L 3718 100 3718 100 3718 100 C 3718 83 3713 65 3705 50 3696 35 3683 22 3668 13 3653 5 3635 0 3618 0 L 100 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30" draw:text-style-name="P16" xml:id="id32" draw:id="id32" draw:layer="layout" svg:width="2.598cm" svg:height="0.598cm" svg:x="4.6cm" svg:y="8.602cm">
          <text:p text:style-name="P6"><text:span text:style-name="T5">リターン</text:span></text:p>
          <draw:enhanced-geometry draw:mirror-horizontal="false" draw:mirror-vertical="false" svg:viewBox="0 0 0 0" drawooo:sub-view-size="2602 602" draw:text-areas="0 0 ?f0 ?f1" draw:type="ooxml-non-primitive" draw:enhanced-path="M 100 0 L 100 0 C 83 0 65 5 50 13 35 22 22 35 13 50 5 65 0 83 0 100 L 0 500 0 501 C 0 518 5 536 13 551 22 566 35 579 50 588 65 596 83 601 100 601 L 2500 601 2501 601 C 2518 601 2536 596 2551 588 2566 579 2579 566 2588 551 2596 536 2601 518 2601 501 L 2601 100 2601 100 2601 100 C 2601 83 2596 65 2588 50 2579 35 2566 22 2551 13 2536 5 2518 0 2501 0 L 100 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31" draw:text-style-name="P7" xml:id="id30" draw:id="id30" draw:layer="layout" svg:width="4.4cm" svg:height="1cm" svg:x="1.2cm" svg:y="5cm">
          <text:p text:style-name="P6"><text:span text:style-name="T5">設定車速を上げる</text:span></text:p>
          <draw:enhanced-geometry draw:mirror-horizontal="false" draw:mirror-vertical="false" svg:viewBox="0 0 0 0" drawooo:sub-view-size="1 1 8 8 1 1" draw:text-areas="?f5 0 ?f0 ?f3" draw:type="ooxml-flowChartPredefinedProcess" draw:enhanced-path="M 0 0 L 1 0 1 1 0 1 Z S N M 1 0 L 1 8 M 7 0 L 7 8 F N M 0 0 L 1 0 1 1 0 1 Z F N">
            <draw:equation draw:name="f0" draw:formula="logwidth*7/8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8"/>
          </draw:enhanced-geometry>
        </draw:custom-shape>
        <draw:custom-shape draw:name="CustomShape 18" draw:style-name="gr32" draw:text-style-name="P7" xml:id="id31" draw:id="id31" draw:layer="layout" svg:width="4.4cm" svg:height="1cm" svg:x="6.2cm" svg:y="5cm">
          <text:p text:style-name="P6"><text:span text:style-name="T5">設定車速を下げる</text:span></text:p>
          <draw:enhanced-geometry draw:mirror-horizontal="false" draw:mirror-vertical="false" svg:viewBox="0 0 0 0" drawooo:sub-view-size="1 1 8 8 1 1" draw:text-areas="?f5 0 ?f0 ?f3" draw:type="ooxml-flowChartPredefinedProcess" draw:enhanced-path="M 0 0 L 1 0 1 1 0 1 Z S N M 1 0 L 1 8 M 7 0 L 7 8 F N M 0 0 L 1 0 1 1 0 1 Z F N">
            <draw:equation draw:name="f0" draw:formula="logwidth*7/8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8"/>
          </draw:enhanced-geometry>
        </draw:custom-shape>
        <draw:connector draw:style-name="gr27" draw:text-style-name="P10" draw:layer="layout" svg:x1="5.942cm" svg:y1="2.8cm" svg:x2="3.4cm" svg:y2="5cm" draw:start-shape="id29" draw:start-glue-point="2" draw:end-shape="id30" draw:end-glue-point="0" svg:d="M5942 2800v1101h-2542v1099" svg:viewBox="0 0 2543 2201">
          <text:p/>
        </draw:connector>
        <draw:connector draw:style-name="gr27" draw:text-style-name="P10" draw:layer="layout" svg:x1="5.942cm" svg:y1="2.8cm" svg:x2="8.4cm" svg:y2="5cm" draw:start-shape="id29" draw:start-glue-point="2" draw:end-shape="id31" svg:d="M5942 2800v1101h2458v1099" svg:viewBox="0 0 2459 2201">
          <text:p/>
        </draw:connector>
        <draw:connector draw:style-name="gr27" draw:text-style-name="P10" draw:layer="layout" draw:line-skew="-0.302cm" svg:x1="3.4cm" svg:y1="6cm" svg:x2="5.899cm" svg:y2="8.602cm" draw:start-shape="id30" draw:start-glue-point="2" draw:end-shape="id32" draw:end-glue-point="0" svg:d="M3400 6000v1000h2499v1602" svg:viewBox="0 0 2500 2603">
          <text:p/>
        </draw:connector>
        <draw:connector draw:style-name="gr27" draw:text-style-name="P10" draw:layer="layout" draw:line-skew="-0.302cm" svg:x1="8.4cm" svg:y1="6cm" svg:x2="5.899cm" svg:y2="8.602cm" draw:start-shape="id31" draw:start-glue-point="2" draw:end-shape="id32" draw:end-glue-point="0" svg:d="M8400 6000v1000h-2501v1602" svg:viewBox="0 0 2502 2603">
          <text:p/>
        </draw:connector>
        <presentation:notes draw:style-name="dp2">
          <draw:page-thumbnail draw:style-name="gr13" draw:layer="layout" svg:width="19.797cm" svg:height="11.136cm" svg:x="0.601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style-name="gr1" draw:text-style-name="P1" draw:layer="layout" svg:width="29.6cm" svg:height="17.6cm" svg:x="-0.6cm" svg:y="1.4cm">
          <text:p/>
          <draw:enhanced-geometry svg:viewBox="0 0 21600 21600" draw:type="rectangle" draw:enhanced-path="M 0 0 L 21600 0 21600 21600 0 21600 0 0 Z N"/>
        </draw:custom-shape>
        <draw:custom-shape draw:name="CustomShape 51" draw:style-name="gr33" draw:text-style-name="P7" xml:id="id38" draw:id="id38" draw:layer="layout" svg:width="5.315cm" svg:height="0.998cm" svg:x="8.201cm" svg:y="12.6cm">
          <text:p text:style-name="P6"><text:span text:style-name="T5">ACC_SET_VELOCITY += 5km/h</text:span></text:p>
          <text:p text:style-name="P6"><text:span text:style-name="T5">メータ表示変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4" draw:text-style-name="P7" xml:id="id35" draw:id="id35" draw:layer="layout" svg:width="7.798cm" svg:height="1.998cm" svg:x="0.531cm" svg:y="9.7cm">
          <text:p text:style-name="P6"><text:span text:style-name="T5">最大設定車速判定</text:span></text:p>
          <text:p text:style-name="P6"><text:span text:style-name="T5">ACC_SET_VELOCITY + 5 ≧ ACC_MAX_VELOCITY</text:span></text:p>
          <text:p text:style-name="P6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10800 0 L 21600 10800 10800 21600 0 10800 10800 0 Z N">
            <draw:equation draw:name="f0" draw:formula="logwidth"/>
            <draw:equation draw:name="f1" draw:formula="logheight"/>
          </draw:enhanced-geometry>
        </draw:custom-shape>
        <draw:custom-shape draw:name="CustomShape 5" draw:style-name="gr35" draw:text-style-name="P17" draw:layer="layout" svg:width="9.746cm" svg:height="0.965cm" svg:x="0.453cm" svg:y="0.45cm">
          <text:p text:style-name="P2"><text:span text:style-name="T1">設定車速の変更</text:span><text:span text:style-name="T1">: </text:span><text:span text:style-name="T1">加速（解答用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5" draw:text-style-name="P17" draw:layer="layout" svg:width="0.86cm" svg:height="0.567cm" svg:x="7.2cm" svg:y="4.8cm">
          <text:p text:style-name="P2"><text:span text:style-name="T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5" draw:text-style-name="P17" draw:layer="layout" svg:width="0.86cm" svg:height="0.567cm" svg:x="22.138cm" svg:y="10.3cm">
          <text:p text:style-name="P2"><text:span text:style-name="T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5" draw:text-style-name="P17" draw:layer="layout" svg:width="0.86cm" svg:height="0.567cm" svg:x="7.278cm" svg:y="7.431cm">
          <text:p text:style-name="P2"><text:span text:style-name="T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5" draw:text-style-name="P17" draw:layer="layout" svg:width="0.966cm" svg:height="0.567cm" svg:x="4.738cm" svg:y="6.131cm">
          <text:p text:style-name="P2"><text:span text:style-name="T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5" draw:text-style-name="P17" draw:layer="layout" svg:width="0.966cm" svg:height="0.567cm" svg:x="4.632cm" svg:y="8.731cm">
          <text:p text:style-name="P2"><text:span text:style-name="T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5" draw:text-style-name="P17" draw:layer="layout" svg:width="0.966cm" svg:height="0.567cm" svg:x="18.04cm" svg:y="11.769cm">
          <text:p text:style-name="P2"><text:span text:style-name="T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5" draw:text-style-name="P17" draw:layer="layout" svg:width="0.86cm" svg:height="0.567cm" svg:x="7.277cm" svg:y="14.432cm">
          <text:p text:style-name="P2"><text:span text:style-name="T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5" draw:text-style-name="P17" draw:layer="layout" svg:width="0.966cm" svg:height="0.567cm" svg:x="4.632cm" svg:y="15.6cm">
          <text:p text:style-name="P2"><text:span text:style-name="T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6" draw:text-style-name="P18" xml:id="id48" draw:id="id48" draw:layer="layout" svg:width="3.715cm" svg:height="0.598cm" svg:x="2.584cm" svg:y="1.9cm">
          <text:p text:style-name="P6"><text:span text:style-name="T5">設定車速のを上げる</text:span></text:p>
          <draw:enhanced-geometry draw:mirror-horizontal="false" draw:mirror-vertical="false" svg:viewBox="0 0 0 0" drawooo:sub-view-size="3719 602" draw:text-areas="0 0 ?f0 ?f1" draw:type="ooxml-non-primitive" draw:enhanced-path="M 100 0 L 100 0 C 83 0 65 5 50 13 35 22 22 35 13 50 5 65 0 83 0 100 L 0 500 0 501 C 0 518 5 536 13 551 22 566 35 579 50 588 65 596 83 601 100 601 L 3617 601 3618 601 C 3635 601 3653 596 3668 588 3683 579 3696 566 3705 551 3713 536 3718 518 3718 501 L 3718 100 3718 100 3718 100 C 3718 83 3713 65 3705 50 3696 35 3683 22 3668 13 3653 5 3635 0 3618 0 L 100 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37" draw:text-style-name="P7" xml:id="id33" draw:id="id33" draw:layer="layout" svg:width="5.676cm" svg:height="1.598cm" svg:x="1.601cm" svg:y="4.6cm">
          <text:p text:style-name="P6"><text:span text:style-name="T5">ACC_READY = 1</text:span></text:p>
          <text:p text:style-name="P6"><text:span text:style-name="T5">かつ</text:span></text:p>
          <text:p text:style-name="P6"><text:span text:style-name="T5">ACC_ACT = 1</text:span></text:p>
          <draw:enhanced-geometry draw:mirror-horizontal="false" draw:mirror-vertical="false" svg:viewBox="0 0 0 0" drawooo:sub-view-size="21600 21600" draw:text-areas="0 0 ?f0 ?f1" draw:type="ooxml-non-primitive" draw:enhanced-path="M 10800 0 L 21600 10800 10800 21600 0 10800 10800 0 Z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38" draw:text-style-name="P7" xml:id="id36" draw:id="id36" draw:layer="layout" svg:width="2.199cm" svg:height="0.598cm" svg:x="9.401cm" svg:y="5.1cm">
          <text:p text:style-name="P6"><text:span text:style-name="T5">リターン</text:span></text:p>
          <draw:enhanced-geometry draw:mirror-horizontal="false" draw:mirror-vertical="false" svg:viewBox="0 0 0 0" drawooo:sub-view-size="2602 602" draw:text-areas="0 0 ?f0 ?f1" draw:type="ooxml-non-primitive" draw:enhanced-path="M 100 0 L 100 0 C 83 0 65 5 50 13 35 22 22 35 13 50 5 65 0 83 0 100 L 0 500 0 501 C 0 518 5 536 13 551 22 566 35 579 50 588 65 596 83 601 100 601 L 2500 601 2501 601 C 2518 601 2536 596 2551 588 2566 579 2579 566 2588 551 2596 536 2601 518 2601 501 L 2601 100 2601 100 2601 100 C 2601 83 2596 65 2588 50 2579 35 2566 22 2551 13 2536 5 2518 0 2501 0 L 100 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36" draw:text-style-name="P18" xml:id="id34" draw:id="id34" draw:layer="layout" svg:width="5.676cm" svg:height="1.598cm" svg:x="1.601cm" svg:y="7.3cm">
          <text:p text:style-name="P6"><text:span text:style-name="T5">長押し判定</text:span></text:p>
          <text:p text:style-name="P6"><text:span text:style-name="T5">ACC_SW_RES_DOWN_TIME</text:span></text:p>
          <text:p text:style-name="P6"><text:span text:style-name="T5">≧ </text:span><text:span text:style-name="T5">ACC_VEL_SET_TIME</text:span></text:p>
          <draw:enhanced-geometry draw:mirror-horizontal="false" draw:mirror-vertical="false" svg:viewBox="0 0 0 0" drawooo:sub-view-size="21600 21600" draw:text-areas="0 0 ?f0 ?f1" draw:type="ooxml-non-primitive" draw:enhanced-path="M 10800 0 L 21600 10800 10800 21600 0 10800 10800 0 Z N">
            <draw:equation draw:name="f0" draw:formula="logwidth"/>
            <draw:equation draw:name="f1" draw:formula="logheight"/>
          </draw:enhanced-geometry>
        </draw:custom-shape>
        <draw:custom-shape draw:name="CustomShape 44" draw:style-name="gr36" draw:text-style-name="P18" xml:id="id37" draw:id="id37" draw:layer="layout" svg:width="7.798cm" svg:height="1.998cm" svg:x="14.002cm" svg:y="9.8cm">
          <text:p text:style-name="P6"><text:span text:style-name="T5">最大設定車速判定</text:span></text:p>
          <text:p text:style-name="P6"><text:span text:style-name="T5">ACC_SET_VELOCITY + 1 ≧ ACC_MAX_VELOCITY</text:span></text:p>
          <text:p text:style-name="P6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10800 0 L 21600 10800 10800 21600 0 10800 10800 0 Z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36" draw:text-style-name="P18" xml:id="id45" draw:id="id45" draw:layer="layout" svg:width="2.598cm" svg:height="0.598cm" svg:x="9.564cm" svg:y="16.6cm">
          <text:p text:style-name="P6"><text:span text:style-name="T5">リターン</text:span></text:p>
          <draw:enhanced-geometry draw:mirror-horizontal="false" draw:mirror-vertical="false" svg:viewBox="0 0 0 0" drawooo:sub-view-size="2602 602" draw:text-areas="0 0 ?f0 ?f1" draw:type="ooxml-non-primitive" draw:enhanced-path="M 100 0 L 100 0 C 83 0 65 5 50 13 35 22 22 35 13 50 5 65 0 83 0 100 L 0 500 0 501 C 0 518 5 536 13 551 22 566 35 579 50 588 65 596 83 601 100 601 L 2500 601 2501 601 C 2518 601 2536 596 2551 588 2566 579 2579 566 2588 551 2596 536 2601 518 2601 501 L 2601 100 2601 100 2601 100 C 2601 83 2596 65 2588 50 2579 35 2566 22 2551 13 2536 5 2518 0 2501 0 L 100 0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36" draw:text-style-name="P18" xml:id="id42" draw:id="id42" draw:layer="layout" svg:width="5.676cm" svg:height="1.398cm" svg:x="1.601cm" svg:y="14.3cm">
          <text:p text:style-name="P6"><text:span text:style-name="T5">“”</text:span><text:span text:style-name="T5">+ RES”</text:span><text:span text:style-name="T5">スイッチを押下</text:span></text:p>
          <text:p text:style-name="P6"><text:span text:style-name="T5">し続けているか</text:span></text:p>
          <draw:enhanced-geometry draw:mirror-horizontal="false" draw:mirror-vertical="false" svg:viewBox="0 0 0 0" drawooo:sub-view-size="21600 21600" draw:text-areas="0 0 ?f0 ?f1" draw:type="ooxml-non-primitive" draw:enhanced-path="M 10800 0 L 21600 10800 10800 21600 0 10800 10800 0 Z N">
            <draw:equation draw:name="f0" draw:formula="logwidth"/>
            <draw:equation draw:name="f1" draw:formula="logheight"/>
          </draw:enhanced-geometry>
        </draw:custom-shape>
        <draw:custom-shape draw:name="CustomShape 49" draw:style-name="gr36" draw:text-style-name="P18" xml:id="id41" draw:id="id41" draw:layer="layout" svg:width="6.484cm" svg:height="0.998cm" svg:x="1.2cm" svg:y="12.6cm">
          <text:p text:style-name="P6"><text:span text:style-name="T7">ACC_SET_VELOCITY = </text:span><text:span text:style-name="T5"><text:s/>ACC_MAX_VELOCITY</text:span></text:p>
          <text:p text:style-name="P6"><text:span text:style-name="T5">メータ表示変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35" draw:text-style-name="P17" draw:layer="layout" svg:width="0.86cm" svg:height="0.567cm" svg:x="8.331cm" svg:y="10.131cm">
          <text:p text:style-name="P2"><text:span text:style-name="T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39" draw:text-style-name="P3" draw:layer="layout" svg:width="0.966cm" svg:height="0.567cm" svg:x="4.633cm" svg:y="11.7cm">
          <text:p text:style-name="P2"><text:span text:style-name="T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" draw:text-style-name="P10" xml:id="id44" draw:id="id44" draw:layer="layout" svg:x1="4.439cm" svg:y1="6.198cm" svg:x2="4.439cm" svg:y2="7.3cm" draw:start-shape="id33" draw:start-glue-point="2" draw:end-shape="id34" draw:end-glue-point="0" svg:d="M4439 6198v1102" svg:viewBox="0 0 1 1103">
          <text:p/>
        </draw:connector>
        <draw:connector draw:style-name="gr7" draw:text-style-name="P10" draw:layer="layout" svg:x1="4.439cm" svg:y1="8.898cm" svg:x2="4.43cm" svg:y2="9.7cm" draw:start-shape="id34" draw:start-glue-point="2" draw:end-shape="id35" draw:end-glue-point="0" svg:d="M4439 8898v402h-9v400" svg:viewBox="0 0 10 803">
          <text:p/>
        </draw:connector>
        <draw:connector draw:style-name="gr7" draw:text-style-name="P10" draw:layer="layout" svg:x1="7.277cm" svg:y1="5.399cm" svg:x2="9.401cm" svg:y2="5.399cm" draw:start-shape="id33" draw:end-shape="id36" svg:d="M7277 5399h2124" svg:viewBox="0 0 2125 1">
          <text:p/>
        </draw:connector>
        <draw:connector draw:style-name="gr7" draw:text-style-name="P10" draw:layer="layout" svg:x1="7.277cm" svg:y1="8.099cm" svg:x2="17.901cm" svg:y2="9.8cm" draw:start-shape="id34" draw:start-glue-point="1" draw:end-shape="id37" draw:end-glue-point="0" svg:d="M7277 8099h10624v1701" svg:viewBox="0 0 10625 1702">
          <text:p/>
        </draw:connector>
        <draw:connector draw:style-name="gr7" draw:text-style-name="P10" draw:layer="layout" svg:x1="8.329cm" svg:y1="10.699cm" svg:x2="10.858cm" svg:y2="12.6cm" draw:start-shape="id35" draw:start-glue-point="1" draw:end-shape="id38" svg:d="M8329 10699h2529v1901" svg:viewBox="0 0 2530 1902">
          <text:p/>
        </draw:connector>
        <draw:connector draw:style-name="gr7" draw:text-style-name="P10" draw:layer="layout" svg:x1="17.901cm" svg:y1="11.798cm" svg:x2="17.9cm" svg:y2="12.6cm" draw:start-shape="id37" draw:start-glue-point="2" draw:end-shape="id39" draw:end-glue-point="0" svg:d="M17901 11798v402h-1v400" svg:viewBox="0 0 2 803">
          <text:p/>
        </draw:connector>
        <draw:connector draw:style-name="gr7" draw:text-style-name="P10" draw:layer="layout" svg:x1="21.8cm" svg:y1="10.799cm" svg:x2="24.6cm" svg:y2="12.6cm" draw:start-shape="id37" draw:start-glue-point="1" draw:end-shape="id40" draw:end-glue-point="0" svg:d="M21800 10799h2800v1801" svg:viewBox="0 0 2801 1802">
          <text:p/>
        </draw:connector>
        <draw:connector draw:style-name="gr7" draw:text-style-name="P10" draw:layer="layout" svg:x1="4.43cm" svg:y1="11.698cm" svg:x2="4.442cm" svg:y2="12.6cm" draw:start-shape="id35" draw:start-glue-point="2" draw:end-shape="id41" draw:end-glue-point="0" svg:d="M4430 11698v452h12v450" svg:viewBox="0 0 13 903">
          <text:p/>
        </draw:connector>
        <draw:connector draw:style-name="gr7" draw:text-style-name="P10" draw:layer="layout" svg:x1="4.442cm" svg:y1="13.598cm" svg:x2="4.439cm" svg:y2="14.3cm" draw:start-shape="id41" draw:start-glue-point="2" draw:end-shape="id42" draw:end-glue-point="0" svg:d="M4442 13598v351h-3v351" svg:viewBox="0 0 4 703">
          <text:p/>
        </draw:connector>
        <draw:connector draw:style-name="gr27" draw:text-style-name="P10" draw:layer="layout" draw:line-skew="0cm -1.515cm" svg:x1="4.458cm" svg:y1="17.298cm" svg:x2="4.439cm" svg:y2="6.749cm" draw:start-shape="id43" draw:start-glue-point="2" draw:end-shape="id44" draw:end-glue-point="0" svg:d="M4458 17298v501h-4258v-11050h4239" svg:viewBox="0 0 4259 11051">
          <text:p/>
        </draw:connector>
        <draw:custom-shape draw:name="CustomShape 51" draw:style-name="gr40" draw:text-style-name="P20" xml:id="id39" draw:id="id39" draw:layer="layout" svg:width="7cm" svg:height="0.998cm" svg:x="14.4cm" svg:y="12.6cm">
          <text:p text:style-name="P19"><text:span text:style-name="T7">ACC_SET_VELOCITY = </text:span><text:span text:style-name="T5"><text:s/>ACC_MAX_VELOCITY</text:span></text:p>
          <text:p text:style-name="P6"><text:span text:style-name="T5">メータ表示変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41" draw:text-style-name="P20" xml:id="id40" draw:id="id40" draw:layer="layout" svg:width="5.6cm" svg:height="0.998cm" svg:x="21.8cm" svg:y="12.6cm">
          <text:p text:style-name="P19"><text:span text:style-name="T5">CC_SET_VELOCITY += 1km/h</text:span></text:p>
          <text:p text:style-name="P19"><text:span text:style-name="T5">メータ表示変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" draw:text-style-name="P10" xml:id="id46" draw:id="id46" draw:layer="layout" svg:x1="7.277cm" svg:y1="14.999cm" svg:x2="10.863cm" svg:y2="16.6cm" draw:start-shape="id42" draw:start-glue-point="1" draw:end-shape="id45" draw:end-glue-point="0" svg:d="M7277 14999h3586v1601" svg:viewBox="0 0 3587 1602">
          <text:p/>
        </draw:connector>
        <draw:connector draw:style-name="gr42" draw:text-style-name="P10" draw:layer="layout" draw:line-skew="0.446cm" svg:x1="24.6cm" svg:y1="13.598cm" svg:x2="17.907cm" svg:y2="14.992cm" draw:start-shape="id40" draw:start-glue-point="2" svg:d="M24600 13598v1394h-6693" svg:viewBox="0 0 6694 1395">
          <text:p/>
        </draw:connector>
        <draw:connector draw:style-name="gr8" draw:text-style-name="P11" draw:layer="layout" draw:line-skew="0.7cm" svg:x1="17.9cm" svg:y1="13.598cm" svg:x2="10.863cm" svg:y2="14.999cm" draw:start-shape="id39" draw:start-glue-point="2" draw:end-shape="id46" draw:end-glue-point="0" svg:d="M17900 13598v1401h-7037" svg:viewBox="0 0 7038 1402">
          <text:p/>
        </draw:connector>
        <draw:custom-shape draw:name="CustomShape 51" draw:style-name="gr43" draw:text-style-name="P20" xml:id="id47" draw:id="id47" draw:layer="layout" svg:width="4cm" svg:height="0.598cm" svg:x="2.444cm" svg:y="3.2cm">
          <text:p text:style-name="P19"><text:span text:style-name="T5">”</text:span><text:span text:style-name="T5">+ RES”</text:span><text:span text:style-name="T5">スイッチ押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" draw:text-style-name="P10" draw:layer="layout" svg:x1="4.444cm" svg:y1="3.798cm" svg:x2="4.439cm" svg:y2="4.6cm" draw:start-shape="id47" draw:start-glue-point="2" draw:end-shape="id33" draw:end-glue-point="0" svg:d="M4444 3798v401h-5v401" svg:viewBox="0 0 6 803">
          <text:p/>
        </draw:connector>
        <draw:connector draw:style-name="gr27" draw:text-style-name="P10" draw:layer="layout" svg:x1="4.441cm" svg:y1="2.498cm" svg:x2="4.444cm" svg:y2="3.2cm" draw:start-shape="id48" draw:start-glue-point="2" draw:end-shape="id47" draw:end-glue-point="0" svg:d="M4441 2498v352h3v350" svg:viewBox="0 0 4 703">
          <text:p/>
        </draw:connector>
        <draw:line draw:style-name="gr44" draw:text-style-name="P10" draw:layer="layout" svg:x1="10.856cm" svg:y1="13.599cm" svg:x2="10.856cm" svg:y2="15cm">
          <text:p/>
        </draw:line>
        <draw:custom-shape draw:name="CustomShape 49" draw:style-name="gr45" draw:text-style-name="P7" xml:id="id43" draw:id="id43" draw:layer="layout" svg:width="4.484cm" svg:height="0.798cm" svg:x="2.216cm" svg:y="16.5cm">
          <text:p text:style-name="P6"><text:span text:style-name="T5">ACC_SW_RES_DOWN_TIME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" draw:text-style-name="P10" draw:layer="layout" svg:x1="4.439cm" svg:y1="15.698cm" svg:x2="4.458cm" svg:y2="16.5cm" draw:start-shape="id42" draw:start-glue-point="2" draw:end-shape="id43" draw:end-glue-point="0" svg:d="M4439 15698v402h19v400" svg:viewBox="0 0 20 803">
          <text:p/>
        </draw:connector>
        <presentation:notes draw:style-name="dp2">
          <draw:page-thumbnail draw:style-name="gr13" draw:layer="layout" svg:width="19.797cm" svg:height="11.136cm" svg:x="0.601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style-name="gr46" draw:text-style-name="P1" draw:layer="layout" svg:width="29.6cm" svg:height="17.4cm" svg:x="-0.6cm" svg:y="1.6cm">
          <text:p/>
          <draw:enhanced-geometry svg:viewBox="0 0 21600 21600" draw:type="rectangle" draw:enhanced-path="M 0 0 L 21600 0 21600 21600 0 21600 0 0 Z N"/>
        </draw:custom-shape>
        <draw:custom-shape draw:name="CustomShape 51" draw:style-name="gr47" draw:text-style-name="P7" xml:id="id54" draw:id="id54" draw:layer="layout" svg:width="5.315cm" svg:height="0.998cm" svg:x="8.201cm" svg:y="12.6cm">
          <text:p text:style-name="P6"><text:span text:style-name="T5">ACC_SET_VELOCITY -= 5km/h</text:span></text:p>
          <text:p text:style-name="P6"><text:span text:style-name="T5">メータ表示変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48" draw:text-style-name="P7" xml:id="id51" draw:id="id51" draw:layer="layout" svg:width="7.798cm" svg:height="1.998cm" svg:x="0.531cm" svg:y="9.7cm">
          <text:p text:style-name="P6"><text:span text:style-name="T5">最低設定車速判定</text:span></text:p>
          <text:p text:style-name="P6"><text:span text:style-name="T5">ACC_SET_VELOCITY - 5 ≦ ACC_MIN_VELOCITY</text:span></text:p>
          <text:p text:style-name="P6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10800 0 L 21600 10800 10800 21600 0 10800 10800 0 Z N">
            <draw:equation draw:name="f0" draw:formula="logwidth"/>
            <draw:equation draw:name="f1" draw:formula="logheight"/>
          </draw:enhanced-geometry>
        </draw:custom-shape>
        <draw:custom-shape draw:name="CustomShape 5" draw:style-name="gr49" draw:text-style-name="P3" draw:layer="layout" svg:width="9.746cm" svg:height="0.965cm" svg:x="0.453cm" svg:y="0.45cm">
          <text:p text:style-name="P2"><text:span text:style-name="T1">設定車速の変更</text:span><text:span text:style-name="T1">: </text:span><text:span text:style-name="T1">減速（解答用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0" draw:text-style-name="P3" draw:layer="layout" svg:width="0.86cm" svg:height="0.567cm" svg:x="7.2cm" svg:y="4.8cm">
          <text:p text:style-name="P2"><text:span text:style-name="T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1" draw:text-style-name="P3" draw:layer="layout" svg:width="0.86cm" svg:height="0.567cm" svg:x="22.138cm" svg:y="10.3cm">
          <text:p text:style-name="P2"><text:span text:style-name="T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2" draw:text-style-name="P3" draw:layer="layout" svg:width="0.86cm" svg:height="0.567cm" svg:x="7.278cm" svg:y="7.431cm">
          <text:p text:style-name="P2"><text:span text:style-name="T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3" draw:text-style-name="P3" draw:layer="layout" svg:width="0.966cm" svg:height="0.567cm" svg:x="4.738cm" svg:y="6.131cm">
          <text:p text:style-name="P2"><text:span text:style-name="T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4" draw:text-style-name="P3" draw:layer="layout" svg:width="0.966cm" svg:height="0.567cm" svg:x="4.632cm" svg:y="8.731cm">
          <text:p text:style-name="P2"><text:span text:style-name="T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5" draw:text-style-name="P3" draw:layer="layout" svg:width="0.966cm" svg:height="0.567cm" svg:x="18.04cm" svg:y="11.769cm">
          <text:p text:style-name="P2"><text:span text:style-name="T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6" draw:text-style-name="P3" draw:layer="layout" svg:width="0.86cm" svg:height="0.567cm" svg:x="7.277cm" svg:y="14.432cm">
          <text:p text:style-name="P2"><text:span text:style-name="T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7" draw:text-style-name="P3" draw:layer="layout" svg:width="0.966cm" svg:height="0.567cm" svg:x="4.632cm" svg:y="15.6cm">
          <text:p text:style-name="P2"><text:span text:style-name="T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8" draw:text-style-name="P7" xml:id="id64" draw:id="id64" draw:layer="layout" svg:width="3.715cm" svg:height="0.598cm" svg:x="2.584cm" svg:y="1.9cm">
          <text:p text:style-name="P6"><text:span text:style-name="T5">設定車速を下げる</text:span></text:p>
          <draw:enhanced-geometry draw:mirror-horizontal="false" draw:mirror-vertical="false" svg:viewBox="0 0 0 0" drawooo:sub-view-size="3719 602" draw:text-areas="0 0 ?f0 ?f1" draw:type="ooxml-non-primitive" draw:enhanced-path="M 100 0 L 100 0 C 83 0 65 5 50 13 35 22 22 35 13 50 5 65 0 83 0 100 L 0 500 0 501 C 0 518 5 536 13 551 22 566 35 579 50 588 65 596 83 601 100 601 L 3617 601 3618 601 C 3635 601 3653 596 3668 588 3683 579 3696 566 3705 551 3713 536 3718 518 3718 501 L 3718 100 3718 100 3718 100 C 3718 83 3713 65 3705 50 3696 35 3683 22 3668 13 3653 5 3635 0 3618 0 L 100 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59" draw:text-style-name="P7" xml:id="id49" draw:id="id49" draw:layer="layout" svg:width="5.676cm" svg:height="1.598cm" svg:x="1.601cm" svg:y="4.6cm">
          <text:p text:style-name="P6"><text:span text:style-name="T5">ACC_READY = 1</text:span></text:p>
          <text:p text:style-name="P6"><text:span text:style-name="T5">かつ</text:span></text:p>
          <text:p text:style-name="P6"><text:span text:style-name="T5">ACC_ACT = 1</text:span></text:p>
          <draw:enhanced-geometry draw:mirror-horizontal="false" draw:mirror-vertical="false" svg:viewBox="0 0 0 0" drawooo:sub-view-size="21600 21600" draw:text-areas="0 0 ?f0 ?f1" draw:type="ooxml-non-primitive" draw:enhanced-path="M 10800 0 L 21600 10800 10800 21600 0 10800 10800 0 Z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60" draw:text-style-name="P7" xml:id="id52" draw:id="id52" draw:layer="layout" svg:width="2.199cm" svg:height="0.598cm" svg:x="9.401cm" svg:y="5.1cm">
          <text:p text:style-name="P6"><text:span text:style-name="T5">リターン</text:span></text:p>
          <draw:enhanced-geometry draw:mirror-horizontal="false" draw:mirror-vertical="false" svg:viewBox="0 0 0 0" drawooo:sub-view-size="2602 602" draw:text-areas="0 0 ?f0 ?f1" draw:type="ooxml-non-primitive" draw:enhanced-path="M 100 0 L 100 0 C 83 0 65 5 50 13 35 22 22 35 13 50 5 65 0 83 0 100 L 0 500 0 501 C 0 518 5 536 13 551 22 566 35 579 50 588 65 596 83 601 100 601 L 2500 601 2501 601 C 2518 601 2536 596 2551 588 2566 579 2579 566 2588 551 2596 536 2601 518 2601 501 L 2601 100 2601 100 2601 100 C 2601 83 2596 65 2588 50 2579 35 2566 22 2551 13 2536 5 2518 0 2501 0 L 100 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61" draw:text-style-name="P7" xml:id="id50" draw:id="id50" draw:layer="layout" svg:width="5.676cm" svg:height="1.598cm" svg:x="1.601cm" svg:y="7.3cm">
          <text:p text:style-name="P6"><text:span text:style-name="T5">長押し判定</text:span></text:p>
          <text:p text:style-name="P19"><text:span text:style-name="T5">ACC_SW_SET_DOWN_TIME</text:span></text:p>
          <text:p text:style-name="P6"><text:span text:style-name="T5">≧ </text:span><text:span text:style-name="T5">ACC_VEL_SET_TIME</text:span></text:p>
          <draw:enhanced-geometry draw:mirror-horizontal="false" draw:mirror-vertical="false" svg:viewBox="0 0 0 0" drawooo:sub-view-size="21600 21600" draw:text-areas="0 0 ?f0 ?f1" draw:type="ooxml-non-primitive" draw:enhanced-path="M 10800 0 L 21600 10800 10800 21600 0 10800 10800 0 Z N">
            <draw:equation draw:name="f0" draw:formula="logwidth"/>
            <draw:equation draw:name="f1" draw:formula="logheight"/>
          </draw:enhanced-geometry>
        </draw:custom-shape>
        <draw:custom-shape draw:name="CustomShape 44" draw:style-name="gr62" draw:text-style-name="P7" xml:id="id53" draw:id="id53" draw:layer="layout" svg:width="7.798cm" svg:height="1.998cm" svg:x="14.002cm" svg:y="9.8cm">
          <text:p text:style-name="P6"><text:span text:style-name="T5">最低設定車速判定</text:span></text:p>
          <text:p text:style-name="P6"><text:span text:style-name="T5">ACC_SET_VELOCITY - 1 ≦ ACC_MIN_VELOCITY</text:span></text:p>
          <text:p text:style-name="P6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10800 0 L 21600 10800 10800 21600 0 10800 10800 0 Z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63" draw:text-style-name="P7" xml:id="id61" draw:id="id61" draw:layer="layout" svg:width="2.598cm" svg:height="0.598cm" svg:x="9.566cm" svg:y="16.6cm">
          <text:p text:style-name="P6"><text:span text:style-name="T5">リターン</text:span></text:p>
          <draw:enhanced-geometry draw:mirror-horizontal="false" draw:mirror-vertical="false" svg:viewBox="0 0 0 0" drawooo:sub-view-size="2602 602" draw:text-areas="0 0 ?f0 ?f1" draw:type="ooxml-non-primitive" draw:enhanced-path="M 100 0 L 100 0 C 83 0 65 5 50 13 35 22 22 35 13 50 5 65 0 83 0 100 L 0 500 0 501 C 0 518 5 536 13 551 22 566 35 579 50 588 65 596 83 601 100 601 L 2500 601 2501 601 C 2518 601 2536 596 2551 588 2566 579 2579 566 2588 551 2596 536 2601 518 2601 501 L 2601 100 2601 100 2601 100 C 2601 83 2596 65 2588 50 2579 35 2566 22 2551 13 2536 5 2518 0 2501 0 L 100 0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64" draw:text-style-name="P7" xml:id="id58" draw:id="id58" draw:layer="layout" svg:width="5.676cm" svg:height="1.398cm" svg:x="1.601cm" svg:y="14.3cm">
          <text:p text:style-name="P6"><text:span text:style-name="T5">“”</text:span><text:span text:style-name="T5">- SET”</text:span><text:span text:style-name="T5">スイッチを押下</text:span></text:p>
          <text:p text:style-name="P6"><text:span text:style-name="T5">し続けているか</text:span></text:p>
          <draw:enhanced-geometry draw:mirror-horizontal="false" draw:mirror-vertical="false" svg:viewBox="0 0 0 0" drawooo:sub-view-size="21600 21600" draw:text-areas="0 0 ?f0 ?f1" draw:type="ooxml-non-primitive" draw:enhanced-path="M 10800 0 L 21600 10800 10800 21600 0 10800 10800 0 Z N">
            <draw:equation draw:name="f0" draw:formula="logwidth"/>
            <draw:equation draw:name="f1" draw:formula="logheight"/>
          </draw:enhanced-geometry>
        </draw:custom-shape>
        <draw:custom-shape draw:name="CustomShape 49" draw:style-name="gr65" draw:text-style-name="P7" xml:id="id57" draw:id="id57" draw:layer="layout" svg:width="6.484cm" svg:height="0.998cm" svg:x="1.2cm" svg:y="12.6cm">
          <text:p text:style-name="P6"><text:span text:style-name="T7">ACC_SET_VELOCITY = </text:span><text:span text:style-name="T5"><text:s/>ACC_MIN_VELOCITY</text:span></text:p>
          <text:p text:style-name="P6"><text:span text:style-name="T5">メータ表示変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66" draw:text-style-name="P3" draw:layer="layout" svg:width="0.86cm" svg:height="0.567cm" svg:x="8.331cm" svg:y="10.131cm">
          <text:p text:style-name="P2"><text:span text:style-name="T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7" draw:text-style-name="P3" draw:layer="layout" svg:width="0.966cm" svg:height="0.567cm" svg:x="4.633cm" svg:y="11.7cm">
          <text:p text:style-name="P2"><text:span text:style-name="T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" draw:text-style-name="P10" xml:id="id60" draw:id="id60" draw:layer="layout" svg:x1="4.439cm" svg:y1="6.198cm" svg:x2="4.439cm" svg:y2="7.3cm" draw:start-shape="id49" draw:start-glue-point="2" draw:end-shape="id50" draw:end-glue-point="0" svg:d="M4439 6198v1102" svg:viewBox="0 0 1 1103">
          <text:p/>
        </draw:connector>
        <draw:connector draw:style-name="gr7" draw:text-style-name="P10" draw:layer="layout" svg:x1="4.439cm" svg:y1="8.898cm" svg:x2="4.43cm" svg:y2="9.7cm" draw:start-shape="id50" draw:start-glue-point="2" draw:end-shape="id51" draw:end-glue-point="0" svg:d="M4439 8898v402h-9v400" svg:viewBox="0 0 10 803">
          <text:p/>
        </draw:connector>
        <draw:connector draw:style-name="gr7" draw:text-style-name="P10" draw:layer="layout" svg:x1="7.277cm" svg:y1="5.399cm" svg:x2="9.401cm" svg:y2="5.399cm" draw:start-shape="id49" draw:end-shape="id52" svg:d="M7277 5399h2124" svg:viewBox="0 0 2125 1">
          <text:p/>
        </draw:connector>
        <draw:connector draw:style-name="gr7" draw:text-style-name="P10" draw:layer="layout" svg:x1="7.277cm" svg:y1="8.099cm" svg:x2="17.901cm" svg:y2="9.8cm" draw:start-shape="id50" draw:start-glue-point="1" draw:end-shape="id53" draw:end-glue-point="0" svg:d="M7277 8099h10624v1701" svg:viewBox="0 0 10625 1702">
          <text:p/>
        </draw:connector>
        <draw:connector draw:style-name="gr7" draw:text-style-name="P10" draw:layer="layout" svg:x1="8.329cm" svg:y1="10.699cm" svg:x2="10.858cm" svg:y2="12.6cm" draw:start-shape="id51" draw:start-glue-point="1" draw:end-shape="id54" svg:d="M8329 10699h2529v1901" svg:viewBox="0 0 2530 1902">
          <text:p/>
        </draw:connector>
        <draw:connector draw:style-name="gr7" draw:text-style-name="P10" draw:layer="layout" svg:x1="17.901cm" svg:y1="11.798cm" svg:x2="17.9cm" svg:y2="12.6cm" draw:start-shape="id53" draw:start-glue-point="2" draw:end-shape="id55" draw:end-glue-point="0" svg:d="M17901 11798v402h-1v400" svg:viewBox="0 0 2 803">
          <text:p/>
        </draw:connector>
        <draw:connector draw:style-name="gr7" draw:text-style-name="P10" draw:layer="layout" svg:x1="21.8cm" svg:y1="10.799cm" svg:x2="24.6cm" svg:y2="12.6cm" draw:start-shape="id53" draw:start-glue-point="1" draw:end-shape="id56" draw:end-glue-point="0" svg:d="M21800 10799h2800v1801" svg:viewBox="0 0 2801 1802">
          <text:p/>
        </draw:connector>
        <draw:connector draw:style-name="gr7" draw:text-style-name="P10" draw:layer="layout" svg:x1="4.43cm" svg:y1="11.698cm" svg:x2="4.442cm" svg:y2="12.6cm" draw:start-shape="id51" draw:start-glue-point="2" draw:end-shape="id57" draw:end-glue-point="0" svg:d="M4430 11698v452h12v450" svg:viewBox="0 0 13 903">
          <text:p/>
        </draw:connector>
        <draw:connector draw:style-name="gr7" draw:text-style-name="P10" draw:layer="layout" svg:x1="4.442cm" svg:y1="13.598cm" svg:x2="4.439cm" svg:y2="14.3cm" draw:start-shape="id57" draw:start-glue-point="2" draw:end-shape="id58" draw:end-glue-point="0" svg:d="M4442 13598v351h-3v351" svg:viewBox="0 0 4 703">
          <text:p/>
        </draw:connector>
        <draw:connector draw:style-name="gr27" draw:text-style-name="P10" draw:layer="layout" draw:line-skew="0cm -1.715cm" svg:x1="4.458cm" svg:y1="17.298cm" svg:x2="4.439cm" svg:y2="6.749cm" draw:start-shape="id59" draw:start-glue-point="2" draw:end-shape="id60" draw:end-glue-point="0" svg:d="M4458 17298v501h-4458v-11050h4439" svg:viewBox="0 0 4459 11051">
          <text:p/>
        </draw:connector>
        <draw:custom-shape draw:name="CustomShape 51" draw:style-name="gr68" draw:text-style-name="P20" xml:id="id55" draw:id="id55" draw:layer="layout" svg:width="7cm" svg:height="0.998cm" svg:x="14.4cm" svg:y="12.6cm">
          <text:p text:style-name="P19"><text:span text:style-name="T7">ACC_SET_VELOCITY = </text:span><text:span text:style-name="T5"><text:s/>ACC_MIN_VELOCITY</text:span></text:p>
          <text:p text:style-name="P6"><text:span text:style-name="T5">メータ表示変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69" draw:text-style-name="P20" xml:id="id56" draw:id="id56" draw:layer="layout" svg:width="5.6cm" svg:height="0.998cm" svg:x="21.8cm" svg:y="12.6cm">
          <text:p text:style-name="P19"><text:span text:style-name="T5">CC_SET_VELOCITY -= 1km/h</text:span></text:p>
          <text:p text:style-name="P19"><text:span text:style-name="T5">メータ表示変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" draw:text-style-name="P10" xml:id="id62" draw:id="id62" draw:layer="layout" svg:x1="7.277cm" svg:y1="14.999cm" svg:x2="10.865cm" svg:y2="16.6cm" draw:start-shape="id58" draw:start-glue-point="1" draw:end-shape="id61" draw:end-glue-point="0" svg:d="M7277 14999h3588v1601" svg:viewBox="0 0 3589 1602">
          <text:p/>
        </draw:connector>
        <draw:connector draw:style-name="gr42" draw:text-style-name="P10" draw:layer="layout" draw:line-skew="0.446cm" svg:x1="24.6cm" svg:y1="13.598cm" svg:x2="17.907cm" svg:y2="14.992cm" draw:start-shape="id56" draw:start-glue-point="2" svg:d="M24600 13598v1394h-6693" svg:viewBox="0 0 6694 1395">
          <text:p/>
        </draw:connector>
        <draw:connector draw:style-name="gr8" draw:text-style-name="P11" draw:layer="layout" draw:line-skew="0.7cm" svg:x1="17.9cm" svg:y1="13.598cm" svg:x2="10.865cm" svg:y2="14.999cm" draw:start-shape="id55" draw:start-glue-point="2" draw:end-shape="id62" draw:end-glue-point="0" svg:d="M17900 13598v1401h-7035" svg:viewBox="0 0 7036 1402">
          <text:p/>
        </draw:connector>
        <draw:custom-shape draw:name="CustomShape 51" draw:style-name="gr70" draw:text-style-name="P20" xml:id="id63" draw:id="id63" draw:layer="layout" svg:width="4cm" svg:height="0.598cm" svg:x="2.444cm" svg:y="3.2cm">
          <text:p text:style-name="P19"><text:span text:style-name="T5">”</text:span><text:span text:style-name="T5">- SET”</text:span><text:span text:style-name="T5">スイッチ押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" draw:text-style-name="P10" draw:layer="layout" svg:x1="4.444cm" svg:y1="3.798cm" svg:x2="4.439cm" svg:y2="4.6cm" draw:start-shape="id63" draw:start-glue-point="2" draw:end-shape="id49" draw:end-glue-point="0" svg:d="M4444 3798v401h-5v401" svg:viewBox="0 0 6 803">
          <text:p/>
        </draw:connector>
        <draw:connector draw:style-name="gr27" draw:text-style-name="P10" draw:layer="layout" svg:x1="4.441cm" svg:y1="2.498cm" svg:x2="4.444cm" svg:y2="3.2cm" draw:start-shape="id64" draw:start-glue-point="2" draw:end-shape="id63" draw:end-glue-point="0" svg:d="M4441 2498v352h3v350" svg:viewBox="0 0 4 703">
          <text:p/>
        </draw:connector>
        <draw:line draw:style-name="gr44" draw:text-style-name="P10" draw:layer="layout" svg:x1="10.856cm" svg:y1="13.598cm" svg:x2="10.856cm" svg:y2="14.999cm">
          <text:p/>
        </draw:line>
        <draw:custom-shape draw:name="CustomShape 49" draw:style-name="gr45" draw:text-style-name="P7" xml:id="id59" draw:id="id59" draw:layer="layout" svg:width="4.484cm" svg:height="0.798cm" svg:x="2.216cm" svg:y="16.5cm">
          <text:p text:style-name="P6"><text:span text:style-name="T5">ACC_SW_RES_DOWN_TIME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" draw:text-style-name="P10" draw:layer="layout" svg:x1="4.439cm" svg:y1="15.698cm" svg:x2="4.458cm" svg:y2="16.5cm" draw:start-shape="id58" draw:start-glue-point="2" draw:end-shape="id59" draw:end-glue-point="0" svg:d="M4439 15698v402h19v400" svg:viewBox="0 0 20 803">
          <text:p/>
        </draw:connector>
        <presentation:notes draw:style-name="dp2">
          <draw:page-thumbnail draw:style-name="gr13" draw:layer="layout" svg:width="19.797cm" svg:height="11.136cm" svg:x="0.601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frame draw:style-name="gr71" draw:text-style-name="P10" draw:layer="layout" svg:width="21.166cm" svg:height="14.101cm" svg:x="3cm" svg:y="0.699cm">
          <draw:image xlink:href="Pictures/10000201000003200000021582B73832F24A17C9.png" xlink:type="simple" xlink:show="embed" xlink:actuate="onLoad">
            <text:p/>
          </draw:image>
        </draw:frame>
        <draw:frame draw:style-name="gr72" draw:text-style-name="P21" draw:layer="layout" svg:width="5.1cm" svg:height="1.2cm" svg:x="18.7cm" svg:y="6.4cm">
          <draw:text-box>
            <text:p><text:span text:style-name="T8">SET 100km/h</text:span></text:p>
          </draw:text-box>
        </draw:frame>
        <draw:custom-shape draw:style-name="gr73" draw:text-style-name="P22" draw:layer="layout" svg:width="6.6cm" svg:height="1.6cm" svg:x="3.4cm" svg:y="11.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2" draw:layer="layout" svg:width="8.8cm" svg:height="2.8cm" svg:x="15.2cm" svg:y="11.542cm">
          <text:p/>
          <draw:enhanced-geometry svg:viewBox="0 0 21600 21600" draw:type="rectangle" draw:enhanced-path="M 0 0 L 21600 0 21600 21600 0 21600 0 0 Z N"/>
        </draw:custom-shape>
        <draw:frame draw:style-name="gr71" draw:text-style-name="P10" draw:layer="layout" svg:width="1.798cm" svg:height="1.798cm" svg:x="19.2cm" svg:y="7.802cm">
          <draw:image xlink:href="Pictures/100002010000005E0000005D367E6ACD759C3176.png" xlink:type="simple" xlink:show="embed" xlink:actuate="onLoad">
            <text:p/>
          </draw:image>
        </draw:frame>
        <presentation:notes draw:style-name="dp2">
          <draw:page-thumbnail draw:style-name="gr13" draw:layer="layout" svg:width="19.797cm" svg:height="11.136cm" svg:x="0.601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 presentation:presentation-page-layout-name="AL1T0">
        <draw:custom-shape draw:name="CustomShape 1" draw:style-name="gr75" draw:text-style-name="P23" draw:layer="layout" svg:width="26.9cm" svg:height="16.599cm" svg:x="0.7cm" svg:y="1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" draw:text-style-name="P15" draw:layer="layout" svg:width="13.479cm" svg:height="0.965cm" svg:x="0.719cm" svg:y="0.2cm">
          <text:p text:style-name="P24"><text:span text:style-name="T1">先行車追従システム（</text:span><text:span text:style-name="T1">ACC)</text:span><text:span text:style-name="T1">の処理シーケン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6" xml:id="id66" draw:id="id66" draw:layer="layout" svg:width="5.998cm" svg:height="1.198cm" svg:x="6.4cm" svg:y="3.5cm">
          <text:p text:style-name="P25"><text:span text:style-name="T5">システムの起動</text:span></text:p>
          <draw:enhanced-geometry draw:mirror-horizontal="false" draw:mirror-vertical="false" svg:viewBox="0 0 0 0" drawooo:sub-view-size="1 1 8 8 1 1" draw:text-areas="?f5 0 ?f0 ?f3" draw:type="ooxml-flowChartPredefinedProcess" draw:enhanced-path="M 0 0 L 1 0 1 1 0 1 Z S N M 1 0 L 1 8 M 7 0 L 7 8 F N M 0 0 L 1 0 1 1 0 1 Z F N">
            <draw:equation draw:name="f0" draw:formula="logwidth*7/8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8"/>
          </draw:enhanced-geometry>
        </draw:custom-shape>
        <draw:custom-shape draw:name="CustomShape 3" draw:style-name="gr4" draw:text-style-name="P16" xml:id="id71" draw:id="id71" draw:layer="layout" svg:width="5.998cm" svg:height="1.298cm" svg:x="13.3cm" svg:y="7.7cm">
          <text:p text:style-name="P25"><text:span text:style-name="T5">設定車速の変更</text:span></text:p>
          <draw:enhanced-geometry draw:mirror-horizontal="false" draw:mirror-vertical="false" svg:viewBox="0 0 0 0" drawooo:sub-view-size="1 1 8 8 1 1" draw:text-areas="?f5 0 ?f0 ?f3" draw:type="ooxml-flowChartPredefinedProcess" draw:enhanced-path="M 0 0 L 1 0 1 1 0 1 Z S N M 1 0 L 1 8 M 7 0 L 7 8 F N M 0 0 L 1 0 1 1 0 1 Z F N">
            <draw:equation draw:name="f0" draw:formula="logwidth*7/8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8"/>
          </draw:enhanced-geometry>
        </draw:custom-shape>
        <draw:custom-shape draw:name="CustomShape 4" draw:style-name="gr4" draw:text-style-name="P16" xml:id="id73" draw:id="id73" draw:layer="layout" svg:width="5.998cm" svg:height="1.298cm" svg:x="20cm" svg:y="7.7cm">
          <text:p text:style-name="P25"><text:span text:style-name="T5">設定車間の変更</text:span></text:p>
          <draw:enhanced-geometry draw:mirror-horizontal="false" draw:mirror-vertical="false" svg:viewBox="0 0 0 0" drawooo:sub-view-size="1 1 8 8 1 1" draw:text-areas="?f5 0 ?f0 ?f3" draw:type="ooxml-flowChartPredefinedProcess" draw:enhanced-path="M 0 0 L 1 0 1 1 0 1 Z S N M 1 0 L 1 8 M 7 0 L 7 8 F N M 0 0 L 1 0 1 1 0 1 Z F N">
            <draw:equation draw:name="f0" draw:formula="logwidth*7/8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8"/>
          </draw:enhanced-geometry>
        </draw:custom-shape>
        <draw:custom-shape draw:name="CustomShape 5" draw:style-name="gr4" draw:text-style-name="P16" xml:id="id68" draw:id="id68" draw:layer="layout" svg:width="5.998cm" svg:height="1.298cm" svg:x="6.4cm" svg:y="10.793cm">
          <text:p text:style-name="P25"><text:span text:style-name="T5">システムの終了判断</text:span></text:p>
          <draw:enhanced-geometry draw:mirror-horizontal="false" draw:mirror-vertical="false" svg:viewBox="0 0 0 0" drawooo:sub-view-size="1 1 8 8 1 1" draw:text-areas="?f5 0 ?f0 ?f3" draw:type="ooxml-flowChartPredefinedProcess" draw:enhanced-path="M 0 0 L 1 0 1 1 0 1 Z S N M 1 0 L 1 8 M 7 0 L 7 8 F N M 0 0 L 1 0 1 1 0 1 Z F N">
            <draw:equation draw:name="f0" draw:formula="logwidth*7/8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8"/>
          </draw:enhanced-geometry>
        </draw:custom-shape>
        <draw:custom-shape draw:name="CustomShape 6" draw:style-name="gr5" draw:text-style-name="P7" xml:id="id65" draw:id="id65" draw:layer="layout" svg:width="4.298cm" svg:height="0.798cm" svg:x="7.25cm" svg:y="1.9cm">
          <text:p text:style-name="P26"><text:span text:style-name="T3">パワースイッチ</text:span><text:span text:style-name="T3">ON</text:span></text:p>
          <draw:enhanced-geometry draw:mirror-horizontal="false" draw:mirror-vertical="false" svg:viewBox="0 0 0 0" drawooo:sub-view-size="4302 802" draw:text-areas="0 0 ?f0 ?f1" draw:type="ooxml-non-primitive" draw:enhanced-path="M 133 0 L 134 0 C 110 0 87 6 67 18 46 30 30 46 18 67 6 87 0 110 0 134 L 0 667 0 668 C 0 691 6 714 18 734 30 755 46 771 67 783 87 795 110 801 134 801 L 4167 801 4168 801 C 4191 801 4214 795 4234 783 4255 771 4271 755 4283 734 4295 714 4301 691 4301 668 L 4300 133 4301 134 4301 134 C 4301 110 4295 87 4283 67 4271 46 4255 30 4234 18 4214 6 4191 0 4168 0 L 133 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5" draw:text-style-name="P7" xml:id="id76" draw:id="id76" draw:layer="layout" svg:width="4.298cm" svg:height="0.798cm" svg:x="7.25cm" svg:y="15.6cm">
          <text:p text:style-name="P26"><text:span text:style-name="T3">パワースイッチ</text:span><text:span text:style-name="T3">OFF</text:span></text:p>
          <draw:enhanced-geometry draw:mirror-horizontal="false" draw:mirror-vertical="false" svg:viewBox="0 0 0 0" drawooo:sub-view-size="4302 802" draw:text-areas="0 0 ?f0 ?f1" draw:type="ooxml-non-primitive" draw:enhanced-path="M 133 0 L 134 0 C 110 0 87 6 67 18 46 30 30 46 18 67 6 87 0 110 0 134 L 0 667 0 668 C 0 691 6 714 18 734 30 755 46 771 67 783 87 795 110 801 134 801 L 4167 801 4168 801 C 4191 801 4214 795 4234 783 4255 771 4271 755 4283 734 4295 714 4301 691 4301 668 L 4300 133 4301 134 4301 134 C 4301 110 4295 87 4283 67 4271 46 4255 30 4234 18 4214 6 4191 0 4168 0 L 133 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16" xml:id="id69" draw:id="id69" draw:layer="layout" svg:width="5.998cm" svg:height="1.298cm" svg:x="0.9cm" svg:y="5.9cm">
          <text:p text:style-name="P25"><text:span text:style-name="T5">システムの再開</text:span></text:p>
          <draw:enhanced-geometry draw:mirror-horizontal="false" draw:mirror-vertical="false" svg:viewBox="0 0 0 0" drawooo:sub-view-size="1 1 8 8 1 1" draw:text-areas="?f5 0 ?f0 ?f3" draw:type="ooxml-flowChartPredefinedProcess" draw:enhanced-path="M 0 0 L 1 0 1 1 0 1 Z S N M 1 0 L 1 8 M 7 0 L 7 8 F N M 0 0 L 1 0 1 1 0 1 Z F N">
            <draw:equation draw:name="f0" draw:formula="logwidth*7/8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8"/>
          </draw:enhanced-geometry>
        </draw:custom-shape>
        <draw:custom-shape draw:name="CustomShape 18" draw:style-name="gr4" draw:text-style-name="P16" xml:id="id67" draw:id="id67" draw:layer="layout" svg:width="5.998cm" svg:height="1.298cm" svg:x="6.4cm" svg:y="7.7cm">
          <text:p text:style-name="P25"><text:span text:style-name="T5">システムの実行</text:span></text:p>
          <draw:enhanced-geometry draw:mirror-horizontal="false" draw:mirror-vertical="false" svg:viewBox="0 0 0 0" drawooo:sub-view-size="1 1 8 8 1 1" draw:text-areas="?f5 0 ?f0 ?f3" draw:type="ooxml-flowChartPredefinedProcess" draw:enhanced-path="M 0 0 L 1 0 1 1 0 1 Z S N M 1 0 L 1 8 M 7 0 L 7 8 F N M 0 0 L 1 0 1 1 0 1 Z F N">
            <draw:equation draw:name="f0" draw:formula="logwidth*7/8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8"/>
          </draw:enhanced-geometry>
        </draw:custom-shape>
        <draw:connector draw:style-name="gr7" draw:text-style-name="P10" draw:layer="layout" svg:x1="9.399cm" svg:y1="2.698cm" svg:x2="9.399cm" svg:y2="3.5cm" draw:start-shape="id65" draw:start-glue-point="2" draw:end-shape="id66" draw:end-glue-point="0" svg:d="M9399 2698v802" svg:viewBox="0 0 1 803">
          <text:p/>
        </draw:connector>
        <draw:connector draw:style-name="gr7" draw:text-style-name="P10" xml:id="id70" draw:id="id70" draw:layer="layout" svg:x1="9.399cm" svg:y1="4.698cm" svg:x2="9.399cm" svg:y2="7.7cm" draw:start-shape="id66" draw:start-glue-point="2" draw:end-shape="id67" draw:end-glue-point="0" svg:d="M9399 4698v3002" svg:viewBox="0 0 1 3003">
          <text:p/>
        </draw:connector>
        <draw:connector draw:style-name="gr7" draw:text-style-name="P10" draw:layer="layout" svg:x1="9.399cm" svg:y1="8.998cm" svg:x2="9.399cm" svg:y2="10.793cm" draw:start-shape="id67" draw:start-glue-point="2" draw:end-shape="id68" draw:end-glue-point="0" svg:d="M9399 8998v1795" svg:viewBox="0 0 1 1796">
          <text:p/>
        </draw:connector>
        <draw:connector draw:style-name="gr7" draw:text-style-name="P10" xml:id="id75" draw:id="id75" draw:layer="layout" svg:x1="3.899cm" svg:y1="5.9cm" svg:x2="9.433cm" svg:y2="5.383cm" draw:start-shape="id69" draw:start-glue-point="0" svg:d="M3899 5900v-509h5534v-8" svg:viewBox="0 0 5535 518">
          <text:p/>
        </draw:connector>
        <draw:connector draw:style-name="gr7" draw:text-style-name="P10" xml:id="id72" draw:id="id72" draw:layer="layout" svg:x1="9.399cm" svg:y1="6.199cm" svg:x2="16.299cm" svg:y2="7.7cm" draw:start-shape="id70" draw:start-glue-point="0" draw:end-shape="id71" draw:end-glue-point="0" svg:d="M9399 6199h6900v1501" svg:viewBox="0 0 6901 1502">
          <text:p/>
        </draw:connector>
        <draw:connector draw:style-name="gr7" draw:text-style-name="P10" draw:layer="layout" svg:x1="16.299cm" svg:y1="6.199cm" svg:x2="22.999cm" svg:y2="7.7cm" draw:start-shape="id72" draw:start-glue-point="0" draw:end-shape="id73" draw:end-glue-point="0" svg:d="M16299 6199h6700v1501" svg:viewBox="0 0 6701 1502">
          <text:p/>
        </draw:connector>
        <draw:connector draw:style-name="gr27" draw:text-style-name="P10" draw:layer="layout" draw:line-skew="13.967cm" svg:x1="12.349cm" svg:y1="13.427cm" svg:x2="9.433cm" svg:y2="5.383cm" draw:start-shape="id74" draw:end-shape="id75" draw:end-glue-point="3" svg:d="M12349 13427h14468v-8044h-17384" svg:viewBox="0 0 17385 8045">
          <text:p/>
        </draw:connector>
        <draw:line draw:style-name="gr42" draw:text-style-name="P10" draw:layer="layout" svg:x1="16.2cm" svg:y1="8.998cm" svg:x2="16.2cm" svg:y2="9.895cm">
          <text:p/>
        </draw:line>
        <draw:line draw:style-name="gr42" draw:text-style-name="P10" draw:layer="layout" svg:x1="23cm" svg:y1="8.998cm" svg:x2="23cm" svg:y2="9.895cm">
          <text:p/>
        </draw:line>
        <draw:custom-shape draw:name="CustomShape 5" draw:style-name="gr76" draw:text-style-name="P7" xml:id="id74" draw:id="id74" draw:layer="layout" svg:width="5.899cm" svg:height="1.2cm" svg:x="6.45cm" svg:y="12.827cm">
          <text:p text:style-name="P26"><text:span text:style-name="T5">ACC_ACT = 0</text:span></text:p>
          <draw:enhanced-geometry draw:mirror-horizontal="false" draw:mirror-vertical="false" svg:viewBox="0 0 0 0" drawooo:sub-view-size="21600 21600" draw:text-areas="0 0 ?f0 ?f1" draw:type="ooxml-non-primitive" draw:enhanced-path="M 10800 0 L 21600 10800 10800 21600 0 10800 10800 0 Z N">
            <draw:equation draw:name="f0" draw:formula="logwidth"/>
            <draw:equation draw:name="f1" draw:formula="logheight"/>
          </draw:enhanced-geometry>
        </draw:custom-shape>
        <draw:line draw:style-name="gr77" draw:text-style-name="P10" draw:layer="layout" svg:x1="9.433cm" svg:y1="9.895cm" svg:x2="23cm" svg:y2="9.895cm">
          <text:p/>
        </draw:line>
        <draw:connector draw:style-name="gr27" draw:text-style-name="P10" draw:layer="layout" svg:x1="9.399cm" svg:y1="12.091cm" svg:x2="9.399cm" svg:y2="12.827cm" draw:start-shape="id68" draw:start-glue-point="2" draw:end-shape="id74" draw:end-glue-point="0" svg:d="M9399 12091v736" svg:viewBox="0 0 1 737">
          <text:p/>
        </draw:connector>
        <draw:connector draw:style-name="gr27" draw:text-style-name="P10" xml:id="id77" draw:id="id77" draw:layer="layout" svg:x1="9.399cm" svg:y1="14.027cm" svg:x2="9.399cm" svg:y2="15.6cm" draw:start-shape="id74" draw:start-glue-point="2" draw:end-shape="id76" draw:end-glue-point="0" svg:d="M9399 14027v1573" svg:viewBox="0 0 1 1574">
          <text:p/>
        </draw:connector>
        <draw:connector draw:style-name="gr27" draw:text-style-name="P10" draw:layer="layout" draw:line-skew="4.2cm" svg:x1="9.399cm" svg:y1="14.813cm" svg:x2="3.899cm" svg:y2="7.198cm" draw:start-shape="id77" draw:start-glue-point="0" draw:end-shape="id69" draw:end-glue-point="2" svg:d="M9399 14813h-5500v-7615" svg:viewBox="0 0 5501 7616">
          <text:p/>
        </draw:connector>
        <draw:custom-shape draw:name="CustomShape 1" draw:style-name="gr78" draw:text-style-name="P3" draw:layer="layout" svg:width="0.86cm" svg:height="0.567cm" svg:x="12.54cm" svg:y="12.8cm">
          <text:p text:style-name="P27"><text:span text:style-name="T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9" draw:text-style-name="P3" draw:layer="layout" svg:width="0.966cm" svg:height="0.567cm" svg:x="9.6cm" svg:y="14.033cm">
          <text:p text:style-name="P27"><text:span text:style-name="T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2" draw:text-style-name="P15" draw:layer="layout" svg:width="13.479cm" svg:height="0.965cm" svg:x="0.719cm" svg:y="0.2cm">
          <text:p text:style-name="P24"><text:span text:style-name="T1">先行車追従システム（</text:span><text:span text:style-name="T1">ACC)</text:span><text:span text:style-name="T1">の処理シーケン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6" xml:id="id79" draw:id="id79" draw:layer="layout" svg:width="5.998cm" svg:height="1.198cm" svg:x="2.802cm" svg:y="4.502cm">
          <text:p text:style-name="P25"><text:span text:style-name="T5">システムの起動</text:span></text:p>
          <draw:enhanced-geometry draw:mirror-horizontal="false" draw:mirror-vertical="false" svg:viewBox="0 0 0 0" drawooo:sub-view-size="1 1 8 8 1 1" draw:text-areas="?f5 0 ?f0 ?f3" draw:type="ooxml-flowChartPredefinedProcess" draw:enhanced-path="M 0 0 L 1 0 1 1 0 1 Z S N M 1 0 L 1 8 M 7 0 L 7 8 F N M 0 0 L 1 0 1 1 0 1 Z F N">
            <draw:equation draw:name="f0" draw:formula="logwidth*7/8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8"/>
          </draw:enhanced-geometry>
        </draw:custom-shape>
        <draw:custom-shape draw:name="CustomShape 3" draw:style-name="gr4" draw:text-style-name="P16" xml:id="id84" draw:id="id84" draw:layer="layout" svg:width="5.998cm" svg:height="1.298cm" svg:x="9.702cm" svg:y="10.002cm">
          <text:p text:style-name="P25"><text:span text:style-name="T5">設定車速の変更</text:span></text:p>
          <draw:enhanced-geometry draw:mirror-horizontal="false" draw:mirror-vertical="false" svg:viewBox="0 0 0 0" drawooo:sub-view-size="1 1 8 8 1 1" draw:text-areas="?f5 0 ?f0 ?f3" draw:type="ooxml-flowChartPredefinedProcess" draw:enhanced-path="M 0 0 L 1 0 1 1 0 1 Z S N M 1 0 L 1 8 M 7 0 L 7 8 F N M 0 0 L 1 0 1 1 0 1 Z F N">
            <draw:equation draw:name="f0" draw:formula="logwidth*7/8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8"/>
          </draw:enhanced-geometry>
        </draw:custom-shape>
        <draw:custom-shape draw:name="CustomShape 4" draw:style-name="gr4" draw:text-style-name="P16" xml:id="id86" draw:id="id86" draw:layer="layout" svg:width="5.998cm" svg:height="1.298cm" svg:x="16.402cm" svg:y="10.002cm">
          <text:p text:style-name="P25"><text:span text:style-name="T5">設定車間の変更</text:span></text:p>
          <draw:enhanced-geometry draw:mirror-horizontal="false" draw:mirror-vertical="false" svg:viewBox="0 0 0 0" drawooo:sub-view-size="1 1 8 8 1 1" draw:text-areas="?f5 0 ?f0 ?f3" draw:type="ooxml-flowChartPredefinedProcess" draw:enhanced-path="M 0 0 L 1 0 1 1 0 1 Z S N M 1 0 L 1 8 M 7 0 L 7 8 F N M 0 0 L 1 0 1 1 0 1 Z F N">
            <draw:equation draw:name="f0" draw:formula="logwidth*7/8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8"/>
          </draw:enhanced-geometry>
        </draw:custom-shape>
        <draw:custom-shape draw:name="CustomShape 5" draw:style-name="gr4" draw:text-style-name="P16" xml:id="id81" draw:id="id81" draw:layer="layout" svg:width="5.998cm" svg:height="1.298cm" svg:x="2.802cm" svg:y="9.995cm">
          <text:p text:style-name="P25"><text:span text:style-name="T5">システムの終了</text:span></text:p>
          <draw:enhanced-geometry draw:mirror-horizontal="false" draw:mirror-vertical="false" svg:viewBox="0 0 0 0" drawooo:sub-view-size="1 1 8 8 1 1" draw:text-areas="?f5 0 ?f0 ?f3" draw:type="ooxml-flowChartPredefinedProcess" draw:enhanced-path="M 0 0 L 1 0 1 1 0 1 Z S N M 1 0 L 1 8 M 7 0 L 7 8 F N M 0 0 L 1 0 1 1 0 1 Z F N">
            <draw:equation draw:name="f0" draw:formula="logwidth*7/8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8"/>
          </draw:enhanced-geometry>
        </draw:custom-shape>
        <draw:custom-shape draw:name="CustomShape 6" draw:style-name="gr5" draw:text-style-name="P7" xml:id="id78" draw:id="id78" draw:layer="layout" svg:width="4.298cm" svg:height="0.798cm" svg:x="3.652cm" svg:y="2.802cm">
          <text:p text:style-name="P26"><text:span text:style-name="T3">パワースイッチ</text:span><text:span text:style-name="T3">ON</text:span></text:p>
          <draw:enhanced-geometry draw:mirror-horizontal="false" draw:mirror-vertical="false" svg:viewBox="0 0 0 0" drawooo:sub-view-size="4302 802" draw:text-areas="0 0 ?f0 ?f1" draw:type="ooxml-non-primitive" draw:enhanced-path="M 133 0 L 134 0 C 110 0 87 6 67 18 46 30 30 46 18 67 6 87 0 110 0 134 L 0 667 0 668 C 0 691 6 714 18 734 30 755 46 771 67 783 87 795 110 801 134 801 L 4167 801 4168 801 C 4191 801 4214 795 4234 783 4255 771 4271 755 4283 734 4295 714 4301 691 4301 668 L 4300 133 4301 134 4301 134 C 4301 110 4295 87 4283 67 4271 46 4255 30 4234 18 4214 6 4191 0 4168 0 L 133 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5" draw:text-style-name="P7" xml:id="id82" draw:id="id82" draw:layer="layout" svg:width="4.298cm" svg:height="0.798cm" svg:x="3.652cm" svg:y="12.302cm">
          <text:p text:style-name="P26"><text:span text:style-name="T3">パワースイッチ</text:span><text:span text:style-name="T3">OFF</text:span></text:p>
          <draw:enhanced-geometry draw:mirror-horizontal="false" draw:mirror-vertical="false" svg:viewBox="0 0 0 0" drawooo:sub-view-size="4302 802" draw:text-areas="0 0 ?f0 ?f1" draw:type="ooxml-non-primitive" draw:enhanced-path="M 133 0 L 134 0 C 110 0 87 6 67 18 46 30 30 46 18 67 6 87 0 110 0 134 L 0 667 0 668 C 0 691 6 714 18 734 30 755 46 771 67 783 87 795 110 801 134 801 L 4167 801 4168 801 C 4191 801 4214 795 4234 783 4255 771 4271 755 4283 734 4295 714 4301 691 4301 668 L 4300 133 4301 134 4301 134 C 4301 110 4295 87 4283 67 4271 46 4255 30 4234 18 4214 6 4191 0 4168 0 L 133 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4" draw:text-style-name="P16" xml:id="id80" draw:id="id80" draw:layer="layout" svg:width="5.998cm" svg:height="1.298cm" svg:x="2.802cm" svg:y="7.102cm">
          <text:p text:style-name="P25"><text:span text:style-name="T5">システムの実行</text:span></text:p>
          <draw:enhanced-geometry draw:mirror-horizontal="false" draw:mirror-vertical="false" svg:viewBox="0 0 0 0" drawooo:sub-view-size="1 1 8 8 1 1" draw:text-areas="?f5 0 ?f0 ?f3" draw:type="ooxml-flowChartPredefinedProcess" draw:enhanced-path="M 0 0 L 1 0 1 1 0 1 Z S N M 1 0 L 1 8 M 7 0 L 7 8 F N M 0 0 L 1 0 1 1 0 1 Z F N">
            <draw:equation draw:name="f0" draw:formula="logwidth*7/8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8"/>
          </draw:enhanced-geometry>
        </draw:custom-shape>
        <draw:connector draw:style-name="gr7" draw:text-style-name="P10" draw:layer="layout" svg:x1="5.801cm" svg:y1="3.6cm" svg:x2="5.801cm" svg:y2="4.502cm" draw:start-shape="id78" draw:start-glue-point="2" draw:end-shape="id79" draw:end-glue-point="0" svg:d="M5801 3600v902" svg:viewBox="0 0 1 903">
          <text:p/>
        </draw:connector>
        <draw:connector draw:style-name="gr7" draw:text-style-name="P10" xml:id="id88" draw:id="id88" draw:layer="layout" svg:x1="5.801cm" svg:y1="5.7cm" svg:x2="5.801cm" svg:y2="7.102cm" draw:start-shape="id79" draw:start-glue-point="2" draw:end-shape="id80" draw:end-glue-point="0" svg:d="M5801 5700v1402" svg:viewBox="0 0 1 1403">
          <text:p/>
        </draw:connector>
        <draw:connector draw:style-name="gr7" draw:text-style-name="P10" xml:id="id83" draw:id="id83" draw:layer="layout" svg:x1="5.801cm" svg:y1="8.4cm" svg:x2="5.801cm" svg:y2="9.995cm" draw:start-shape="id80" draw:start-glue-point="2" draw:end-shape="id81" draw:end-glue-point="0" svg:d="M5801 8400v1595" svg:viewBox="0 0 1 1596">
          <text:p/>
        </draw:connector>
        <draw:connector draw:style-name="gr27" draw:text-style-name="P10" draw:layer="layout" svg:x1="5.801cm" svg:y1="11.293cm" svg:x2="5.801cm" svg:y2="12.302cm" draw:start-shape="id81" draw:start-glue-point="2" draw:end-shape="id82" draw:end-glue-point="0" svg:d="M5801 11293v1009" svg:viewBox="0 0 1 1010">
          <text:p/>
        </draw:connector>
        <draw:connector draw:style-name="gr7" draw:text-style-name="P10" xml:id="id85" draw:id="id85" draw:layer="layout" svg:x1="5.801cm" svg:y1="9.197cm" svg:x2="12.701cm" svg:y2="10.002cm" draw:start-shape="id83" draw:start-glue-point="0" draw:end-shape="id84" draw:end-glue-point="0" svg:d="M5801 9197h6900v805" svg:viewBox="0 0 6901 806">
          <text:p/>
        </draw:connector>
        <draw:connector draw:style-name="gr7" draw:text-style-name="P10" draw:layer="layout" svg:x1="12.701cm" svg:y1="9.197cm" svg:x2="19.401cm" svg:y2="10.002cm" draw:start-shape="id85" draw:start-glue-point="0" draw:end-shape="id86" draw:end-glue-point="0" svg:d="M12701 9197h6700v805" svg:viewBox="0 0 6701 806">
          <text:p/>
        </draw:connector>
        <draw:line draw:style-name="gr80" draw:text-style-name="P10" draw:layer="layout" svg:x1="12.6cm" svg:y1="11.3cm" svg:x2="12.6cm" svg:y2="12.4cm">
          <text:p/>
        </draw:line>
        <draw:line draw:style-name="gr80" draw:text-style-name="P10" draw:layer="layout" svg:x1="19.4cm" svg:y1="11.3cm" svg:x2="19.4cm" svg:y2="12.4cm">
          <text:p/>
        </draw:line>
        <draw:line draw:style-name="gr80" draw:text-style-name="P10" xml:id="id87" draw:id="id87" draw:layer="layout" svg:x1="12.6cm" svg:y1="12.4cm" svg:x2="23.4cm" svg:y2="12.4cm">
          <text:p/>
        </draw:line>
        <draw:connector draw:style-name="gr7" draw:text-style-name="P10" draw:layer="layout" draw:line-skew="-3.35cm" svg:x1="23.4cm" svg:y1="12.4cm" svg:x2="5.801cm" svg:y2="6.401cm" draw:start-shape="id87" draw:start-glue-point="1" draw:end-shape="id88" draw:end-glue-point="0" svg:d="M23400 12400v-5999h-17599" svg:viewBox="0 0 17600 6000">
          <text:p/>
        </draw:connector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9" draw:text-style-name="P3" draw:layer="layout" svg:width="0.86cm" svg:height="0.567cm" svg:x="10.269cm" svg:y="7.833cm">
          <text:p text:style-name="P2"><text:span text:style-name="T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7" xml:id="id89" draw:id="id89" draw:layer="layout" svg:width="3.715cm" svg:height="0.598cm" svg:x="5.007cm" svg:y="2cm">
          <text:p text:style-name="P6"><text:span text:style-name="T5">システムの起動</text:span></text:p>
          <draw:enhanced-geometry draw:mirror-horizontal="false" draw:mirror-vertical="false" svg:viewBox="0 0 0 0" drawooo:sub-view-size="3719 602" draw:text-areas="0 0 ?f0 ?f1" draw:type="ooxml-non-primitive" draw:enhanced-path="M 100 0 L 100 0 C 83 0 65 5 50 13 35 22 22 35 13 50 5 65 0 83 0 100 L 0 500 0 501 C 0 518 5 536 13 551 22 566 35 579 50 588 65 596 83 601 100 601 L 3617 601 3618 601 C 3635 601 3653 596 3668 588 3683 579 3696 566 3705 551 3713 536 3718 518 3718 501 L 3718 100 3718 100 3718 100 C 3718 83 3713 65 3705 50 3696 35 3683 22 3668 13 3653 5 3635 0 3618 0 L 100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15" draw:text-style-name="P7" xml:id="id91" draw:id="id91" draw:layer="layout" svg:width="6.929cm" svg:height="0.599cm" svg:x="3.4cm" svg:y="6.37cm">
          <text:p text:style-name="P6"><text:span text:style-name="T5">クルーズコントロールメインスイッチ押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7" xml:id="id90" draw:id="id90" draw:layer="layout" svg:width="6.699cm" svg:height="1.799cm" svg:x="3.515cm" svg:y="3.3cm">
          <text:p text:style-name="P6"><text:span text:style-name="T5">初期値の設定</text:span></text:p>
          <text:p text:style-name="P2"><text:span text:style-name="T5">・</text:span><text:span text:style-name="T5">ACC_READY = 0</text:span></text:p>
          <text:p text:style-name="P2"><text:span text:style-name="T5">・</text:span><text:span text:style-name="T5">ACC_ACT = 0</text:span></text:p>
          <text:p text:style-name="P2"><text:span text:style-name="T5">・</text:span><text:span text:style-name="T5">ACC_SET_VELOCITY = ACC_MIN_VELOCITY</text:span></text:p>
          <text:p text:style-name="P2"><text:span text:style-name="T5">・</text:span><text:span text:style-name="T5">ACC_SET_DISTANCE =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7" draw:text-style-name="P7" xml:id="id92" draw:id="id92" draw:layer="layout" svg:width="6.699cm" svg:height="1.409cm" svg:x="3.515cm" svg:y="7.7cm">
          <text:p text:style-name="P6"><text:span text:style-name="T5">シフトレバーが</text:span><text:span text:style-name="T5">D</text:span><text:span text:style-name="T5">レンジ</text:span></text:p>
          <text:p text:style-name="P6"><text:span text:style-name="T5">になっている</text:span></text:p>
          <draw:enhanced-geometry draw:mirror-horizontal="false" draw:mirror-vertical="false" svg:viewBox="0 0 0 0" drawooo:sub-view-size="21600 21600" draw:text-areas="0 0 ?f0 ?f1" draw:type="ooxml-non-primitive" draw:enhanced-path="M 10800 0 L 21600 10800 10800 21600 0 10800 10800 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gr22" draw:text-style-name="P7" xml:id="id96" draw:id="id96" draw:layer="layout" svg:width="6.699cm" svg:height="2.039cm" svg:x="12.8cm" svg:y="11.749cm">
          <text:p text:style-name="P6"><text:span text:style-name="T7">ACC_MIN_VELOCITY≦</text:span><text:span text:style-name="T7">自車速度</text:span></text:p>
          <text:p text:style-name="P6"><text:span text:style-name="T7">かつ</text:span></text:p>
          <text:p text:style-name="P6"><text:span text:style-name="T7">自車速度≦</text:span><text:span text:style-name="T5">ACC_MAX_VELOCITY</text:span></text:p>
          <draw:enhanced-geometry draw:mirror-horizontal="false" draw:mirror-vertical="false" svg:viewBox="0 0 0 0" drawooo:sub-view-size="21600 21600" draw:text-areas="0 0 ?f0 ?f1" draw:type="ooxml-non-primitive" draw:enhanced-path="M 10800 0 L 21600 10800 10800 21600 0 10800 10800 0 Z N">
            <draw:equation draw:name="f0" draw:formula="logwidth"/>
            <draw:equation draw:name="f1" draw:formula="logheight"/>
          </draw:enhanced-geometry>
        </draw:custom-shape>
        <draw:custom-shape draw:name="CustomShape 8" draw:style-name="gr18" draw:text-style-name="P14" xml:id="id93" draw:id="id93" draw:layer="layout" svg:width="6.699cm" svg:height="1.449cm" svg:x="3.515cm" svg:y="9.938cm">
          <text:p text:style-name="P2"><text:span text:style-name="T5">ACC</text:span><text:span text:style-name="T5">スタンバイ状態に移行</text:span></text:p>
          <text:p text:style-name="P2"><text:span text:style-name="T5">・</text:span><text:span text:style-name="T5">ACC_READY = 0 ⇒ 1</text:span></text:p>
          <text:p text:style-name="P2"><text:span text:style-name="T5">・メータ表示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7" xml:id="id95" draw:id="id95" draw:layer="layout" svg:width="6.699cm" svg:height="0.599cm" svg:x="12.8cm" svg:y="10.402cm">
          <text:p text:style-name="P6"><text:span text:style-name="T5">“</text:span><text:span text:style-name="T5">- SET”</text:span><text:span text:style-name="T5">スイッチ押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6" draw:text-style-name="P7" xml:id="id97" draw:id="id97" draw:layer="layout" svg:width="6.699cm" svg:height="1.799cm" svg:x="12.8cm" svg:y="14.502cm">
          <text:p text:style-name="P6"><text:span text:style-name="T5">ACC</text:span><text:span text:style-name="T5">制御開始</text:span></text:p>
          <text:p text:style-name="P2"><text:span text:style-name="T5">・</text:span><text:span text:style-name="T5">ACC_ACT = 0 ⇒ 1</text:span></text:p>
          <text:p text:style-name="P2"><text:span text:style-name="T5">・</text:span><text:span text:style-name="T5">ACC_SET_VELOCITY = </text:span><text:span text:style-name="T5">現在の自車速度</text:span></text:p>
          <text:p text:style-name="P2"><text:span text:style-name="T5">・</text:span><text:span text:style-name="T5">ACC_SET_DISTANCE = 0</text:span></text:p>
          <text:p text:style-name="P2"><text:span text:style-name="T5">・メータ表示②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9" draw:text-style-name="P7" xml:id="id98" draw:id="id98" draw:layer="layout" svg:width="2.598cm" svg:height="0.598cm" svg:x="14.851cm" svg:y="17.002cm">
          <text:p text:style-name="P6"><text:span text:style-name="T5">リターン</text:span></text:p>
          <draw:enhanced-geometry draw:mirror-horizontal="false" draw:mirror-vertical="false" svg:viewBox="0 0 0 0" drawooo:sub-view-size="2602 602" draw:text-areas="0 0 ?f0 ?f1" draw:type="ooxml-non-primitive" draw:enhanced-path="M 100 0 L 100 0 C 83 0 65 5 50 13 35 22 22 35 13 50 5 65 0 83 0 100 L 0 500 0 501 C 0 518 5 536 13 551 22 566 35 579 50 588 65 596 83 601 100 601 L 2500 601 2501 601 C 2518 601 2536 596 2551 588 2566 579 2579 566 2588 551 2596 536 2601 518 2601 501 L 2601 100 2601 100 2601 100 C 2601 83 2596 65 2588 50 2579 35 2566 22 2551 13 2536 5 2518 0 2501 0 L 100 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20" draw:text-style-name="P3" draw:layer="layout" svg:width="0.966cm" svg:height="0.567cm" svg:x="6.762cm" svg:y="9.01cm">
          <text:p text:style-name="P2"><text:span text:style-name="T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4" draw:text-style-name="P3" xml:id="id99" draw:id="id99" draw:layer="layout" svg:width="0.86cm" svg:height="0.667cm" svg:x="19.34cm" svg:y="12.2cm">
          <text:p text:style-name="P2"><text:span text:style-name="T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0" draw:text-style-name="P3" draw:layer="layout" svg:width="0.966cm" svg:height="0.567cm" svg:x="16.247cm" svg:y="13.634cm">
          <text:p text:style-name="P2"><text:span text:style-name="T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" draw:text-style-name="P10" draw:layer="layout" svg:x1="6.864cm" svg:y1="2.598cm" svg:x2="6.864cm" svg:y2="3.3cm" draw:start-shape="id89" draw:start-glue-point="2" draw:end-shape="id90" draw:end-glue-point="0" svg:d="M6864 2598v702" svg:viewBox="0 0 1 703">
          <text:p/>
        </draw:connector>
        <draw:connector draw:style-name="gr7" draw:text-style-name="P10" xml:id="id94" draw:id="id94" draw:layer="layout" svg:x1="6.864cm" svg:y1="5.099cm" svg:x2="6.864cm" svg:y2="6.37cm" draw:start-shape="id90" draw:start-glue-point="2" draw:end-shape="id91" draw:end-glue-point="0" svg:d="M6864 5099v1271" svg:viewBox="0 0 1 1272">
          <text:p/>
        </draw:connector>
        <draw:connector draw:style-name="gr7" draw:text-style-name="P10" draw:layer="layout" svg:x1="6.864cm" svg:y1="6.969cm" svg:x2="6.864cm" svg:y2="7.7cm" draw:start-shape="id91" draw:start-glue-point="2" draw:end-shape="id92" draw:end-glue-point="0" svg:d="M6864 6969v731" svg:viewBox="0 0 1 732">
          <text:p/>
        </draw:connector>
        <draw:connector draw:style-name="gr7" draw:text-style-name="P10" draw:layer="layout" svg:x1="6.864cm" svg:y1="9.109cm" svg:x2="6.864cm" svg:y2="9.938cm" draw:start-shape="id92" draw:end-shape="id93" draw:end-glue-point="0" svg:d="M6864 9109v829" svg:viewBox="0 0 1 830">
          <text:p/>
        </draw:connector>
        <draw:connector draw:style-name="gr7" draw:text-style-name="P10" draw:layer="layout" draw:line-skew="0.714cm" svg:x1="10.214cm" svg:y1="8.404cm" svg:x2="6.864cm" svg:y2="5.734cm" draw:start-shape="id92" draw:start-glue-point="1" draw:end-shape="id94" draw:end-glue-point="0" svg:d="M10214 8404h1215v-2670h-4565" svg:viewBox="0 0 4566 2671">
          <text:p/>
        </draw:connector>
        <draw:connector draw:style-name="gr7" draw:text-style-name="P10" draw:layer="layout" svg:x1="16.149cm" svg:y1="11.001cm" svg:x2="16.149cm" svg:y2="11.749cm" draw:start-shape="id95" draw:start-glue-point="2" draw:end-shape="id96" svg:d="M16149 11001v748" svg:viewBox="0 0 1 749">
          <text:p/>
        </draw:connector>
        <draw:connector draw:style-name="gr7" draw:text-style-name="P10" draw:layer="layout" draw:line-skew="0cm 0cm -0.298cm" svg:x1="6.864cm" svg:y1="11.387cm" svg:x2="16.149cm" svg:y2="10.402cm" draw:start-shape="id93" draw:start-glue-point="2" draw:end-shape="id95" draw:end-glue-point="0" svg:d="M6864 11387v500h4642v-2285h4643v800" svg:viewBox="0 0 9286 2286">
          <text:p/>
        </draw:connector>
        <draw:connector draw:style-name="gr7" draw:text-style-name="P10" draw:layer="layout" svg:x1="16.149cm" svg:y1="13.788cm" svg:x2="16.149cm" svg:y2="14.502cm" draw:start-shape="id96" draw:end-shape="id97" draw:end-glue-point="0" svg:d="M16149 13788v714" svg:viewBox="0 0 1 715">
          <text:p/>
        </draw:connector>
        <draw:connector draw:style-name="gr7" draw:text-style-name="P10" draw:layer="layout" svg:x1="16.149cm" svg:y1="16.301cm" svg:x2="16.15cm" svg:y2="17.002cm" draw:start-shape="id97" draw:start-glue-point="2" draw:end-shape="id98" draw:end-glue-point="0" svg:d="M16149 16301v350h1v351" svg:viewBox="0 0 2 702">
          <text:p/>
        </draw:connector>
        <draw:connector draw:style-name="gr25" draw:text-style-name="P11" draw:layer="layout" svg:x1="20.2cm" svg:y1="12.533cm" svg:x2="20.2cm" svg:y2="12.533cm" draw:start-shape="id99" draw:end-shape="id99" svg:d="M20200 12533z" svg:viewBox="0 0 1 1">
          <text:p/>
        </draw:connector>
        <draw:custom-shape draw:name="CustomShape 4" draw:style-name="gr81" draw:text-style-name="P15" draw:layer="layout" svg:width="10.025cm" svg:height="0.948cm" svg:x="0.4cm" svg:y="0.4cm">
          <text:p text:style-name="P2"><text:span text:style-name="T1">先行車追従制御の起動（解答用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7" draw:text-style-name="P10" draw:layer="layout" svg:x1="20.6cm" svg:y1="9.6cm" svg:x2="16.149cm" svg:y2="9.602cm">
          <text:p/>
        </draw:line>
        <draw:line draw:style-name="gr27" draw:text-style-name="P10" draw:layer="layout" svg:x1="11.519cm" svg:y1="11.6cm" svg:x2="11.519cm" svg:y2="11.6cm">
          <text:p/>
        </draw:line>
        <draw:line draw:style-name="gr42" draw:text-style-name="P10" draw:layer="layout" svg:x1="20.6cm" svg:y1="12.756cm" svg:x2="20.6cm" svg:y2="9.6cm">
          <text:p/>
        </draw:line>
        <draw:line draw:style-name="gr77" draw:text-style-name="P10" draw:layer="layout" svg:x1="20.6cm" svg:y1="12.756cm" svg:x2="19.457cm" svg:y2="12.758cm">
          <text:p/>
        </draw:line>
        <presentation:notes draw:style-name="dp2">
          <draw:page-thumbnail draw:style-name="gr13" draw:layer="layout" svg:width="19.797cm" svg:height="11.136cm" svg:x="0.601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5" draw:style-name="gr82" draw:text-style-name="P15" draw:layer="layout" svg:width="9.746cm" svg:height="0.965cm" svg:x="0.453cm" svg:y="0.45cm">
          <text:p text:style-name="P2"><text:span text:style-name="T1">設定車速の変更</text:span><text:span text:style-name="T1">: </text:span><text:span text:style-name="T1">加速（問題用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9" draw:text-style-name="P3" draw:layer="layout" svg:width="0.86cm" svg:height="0.567cm" svg:x="7.2cm" svg:y="4.8cm">
          <text:p text:style-name="P2"><text:span text:style-name="T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" draw:text-style-name="P3" draw:layer="layout" svg:width="0.86cm" svg:height="0.567cm" svg:x="7.278cm" svg:y="7.431cm">
          <text:p text:style-name="P2"><text:span text:style-name="T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0" draw:text-style-name="P3" draw:layer="layout" svg:width="0.966cm" svg:height="0.567cm" svg:x="4.738cm" svg:y="6.131cm">
          <text:p text:style-name="P2"><text:span text:style-name="T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0" draw:text-style-name="P3" draw:layer="layout" svg:width="0.966cm" svg:height="0.567cm" svg:x="4.632cm" svg:y="8.731cm">
          <text:p text:style-name="P2"><text:span text:style-name="T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4" draw:text-style-name="P16" xml:id="id107" draw:id="id107" draw:layer="layout" svg:width="3.715cm" svg:height="0.598cm" svg:x="2.584cm" svg:y="1.9cm">
          <text:p text:style-name="P6"><text:span text:style-name="T5">設定車速のを上げる</text:span></text:p>
          <draw:enhanced-geometry draw:mirror-horizontal="false" draw:mirror-vertical="false" svg:viewBox="0 0 0 0" drawooo:sub-view-size="3719 602" draw:text-areas="0 0 ?f0 ?f1" draw:type="ooxml-non-primitive" draw:enhanced-path="M 100 0 L 100 0 C 83 0 65 5 50 13 35 22 22 35 13 50 5 65 0 83 0 100 L 0 500 0 501 C 0 518 5 536 13 551 22 566 35 579 50 588 65 596 83 601 100 601 L 3617 601 3618 601 C 3635 601 3653 596 3668 588 3683 579 3696 566 3705 551 3713 536 3718 518 3718 501 L 3718 100 3718 100 3718 100 C 3718 83 3713 65 3705 50 3696 35 3683 22 3668 13 3653 5 3635 0 3618 0 L 100 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83" draw:text-style-name="P7" xml:id="id100" draw:id="id100" draw:layer="layout" svg:width="5.676cm" svg:height="1.598cm" svg:x="1.601cm" svg:y="4.6cm">
          <text:p text:style-name="P6"><text:span text:style-name="T5">ACC_READY = 1</text:span></text:p>
          <text:p text:style-name="P6"><text:span text:style-name="T5">かつ</text:span></text:p>
          <text:p text:style-name="P6"><text:span text:style-name="T5">ACC_ACT = 1</text:span></text:p>
          <draw:enhanced-geometry draw:mirror-horizontal="false" draw:mirror-vertical="false" svg:viewBox="0 0 0 0" drawooo:sub-view-size="21600 21600" draw:text-areas="0 0 ?f0 ?f1" draw:type="ooxml-non-primitive" draw:enhanced-path="M 10800 0 L 21600 10800 10800 21600 0 10800 10800 0 Z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84" draw:text-style-name="P16" xml:id="id102" draw:id="id102" draw:layer="layout" svg:width="2.199cm" svg:height="0.598cm" svg:x="9.401cm" svg:y="5.1cm">
          <text:p text:style-name="P6"><text:span text:style-name="T5">リターン</text:span></text:p>
          <draw:enhanced-geometry draw:mirror-horizontal="false" draw:mirror-vertical="false" svg:viewBox="0 0 0 0" drawooo:sub-view-size="2602 602" draw:text-areas="0 0 ?f0 ?f1" draw:type="ooxml-non-primitive" draw:enhanced-path="M 100 0 L 100 0 C 83 0 65 5 50 13 35 22 22 35 13 50 5 65 0 83 0 100 L 0 500 0 501 C 0 518 5 536 13 551 22 566 35 579 50 588 65 596 83 601 100 601 L 2500 601 2501 601 C 2518 601 2536 596 2551 588 2566 579 2579 566 2588 551 2596 536 2601 518 2601 501 L 2601 100 2601 100 2601 100 C 2601 83 2596 65 2588 50 2579 35 2566 22 2551 13 2536 5 2518 0 2501 0 L 100 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85" draw:text-style-name="P7" xml:id="id101" draw:id="id101" draw:layer="layout" svg:width="5.676cm" svg:height="1.598cm" svg:x="1.601cm" svg:y="7.3cm">
          <text:p text:style-name="P6"><text:span text:style-name="T5">長押し判定</text:span></text:p>
          <text:p text:style-name="P6"><text:span text:style-name="T5">押下時間≧</text:span><text:span text:style-name="T5">ACC_VEL_SET_TIME</text:span></text:p>
          <draw:enhanced-geometry draw:mirror-horizontal="false" draw:mirror-vertical="false" svg:viewBox="0 0 0 0" drawooo:sub-view-size="21600 21600" draw:text-areas="0 0 ?f0 ?f1" draw:type="ooxml-non-primitive" draw:enhanced-path="M 10800 0 L 21600 10800 10800 21600 0 10800 10800 0 Z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19" draw:text-style-name="P16" xml:id="id105" draw:id="id105" draw:layer="layout" svg:width="2.598cm" svg:height="0.598cm" svg:x="3.14cm" svg:y="13.24cm">
          <text:p text:style-name="P6"><text:span text:style-name="T5">リターン</text:span></text:p>
          <draw:enhanced-geometry draw:mirror-horizontal="false" draw:mirror-vertical="false" svg:viewBox="0 0 0 0" drawooo:sub-view-size="2602 602" draw:text-areas="0 0 ?f0 ?f1" draw:type="ooxml-non-primitive" draw:enhanced-path="M 100 0 L 100 0 C 83 0 65 5 50 13 35 22 22 35 13 50 5 65 0 83 0 100 L 0 500 0 501 C 0 518 5 536 13 551 22 566 35 579 50 588 65 596 83 601 100 601 L 2500 601 2501 601 C 2518 601 2536 596 2551 588 2566 579 2579 566 2588 551 2596 536 2601 518 2601 501 L 2601 100 2601 100 2601 100 C 2601 83 2596 65 2588 50 2579 35 2566 22 2551 13 2536 5 2518 0 2501 0 L 100 0 N">
            <draw:equation draw:name="f0" draw:formula="logwidth"/>
            <draw:equation draw:name="f1" draw:formula="logheight"/>
          </draw:enhanced-geometry>
        </draw:custom-shape>
        <draw:custom-shape draw:name="CustomShape 49" draw:style-name="gr86" draw:text-style-name="P7" xml:id="id104" draw:id="id104" draw:layer="layout" svg:width="6.484cm" svg:height="0.998cm" svg:x="1.2cm" svg:y="9.9cm">
          <text:p text:style-name="P19"><text:span text:style-name="T5">ACC_SET_VELOCITY += 5km/h</text:span></text:p>
          <text:p text:style-name="P6"><text:span text:style-name="T5">メータ表示変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" draw:text-style-name="P10" draw:layer="layout" svg:x1="4.439cm" svg:y1="6.198cm" svg:x2="4.439cm" svg:y2="7.3cm" draw:start-shape="id100" draw:start-glue-point="2" draw:end-shape="id101" draw:end-glue-point="0" svg:d="M4439 6198v1102" svg:viewBox="0 0 1 1103">
          <text:p/>
        </draw:connector>
        <draw:connector draw:style-name="gr7" draw:text-style-name="P10" draw:layer="layout" svg:x1="7.277cm" svg:y1="5.399cm" svg:x2="9.401cm" svg:y2="5.399cm" draw:start-shape="id100" draw:end-shape="id102" svg:d="M7277 5399h2124" svg:viewBox="0 0 2125 1">
          <text:p/>
        </draw:connector>
        <draw:connector draw:style-name="gr7" draw:text-style-name="P10" draw:layer="layout" svg:x1="7.277cm" svg:y1="8.099cm" svg:x2="11.5cm" svg:y2="9.9cm" draw:start-shape="id101" draw:start-glue-point="1" draw:end-shape="id103" draw:end-glue-point="0" svg:d="M7277 8099h4223v1801" svg:viewBox="0 0 4224 1802">
          <text:p/>
        </draw:connector>
        <draw:custom-shape draw:name="CustomShape 51" draw:style-name="gr87" draw:text-style-name="P20" xml:id="id103" draw:id="id103" draw:layer="layout" svg:width="5.6cm" svg:height="0.998cm" svg:x="8.7cm" svg:y="9.9cm">
          <text:p text:style-name="P19"><text:span text:style-name="T5">CC_SET_VELOCITY += 1km/h</text:span></text:p>
          <text:p text:style-name="P19"><text:span text:style-name="T5">メータ表示変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" draw:text-style-name="P10" xml:id="id108" draw:id="id108" draw:layer="layout" svg:x1="4.442cm" svg:y1="10.898cm" svg:x2="4.439cm" svg:y2="13.24cm" draw:start-shape="id104" draw:start-glue-point="2" draw:end-shape="id105" draw:end-glue-point="0" svg:d="M4442 10898v1171h-3v1171" svg:viewBox="0 0 4 2343">
          <text:p/>
        </draw:connector>
        <draw:custom-shape draw:name="CustomShape 51" draw:style-name="gr88" draw:text-style-name="P20" xml:id="id106" draw:id="id106" draw:layer="layout" svg:width="4cm" svg:height="0.598cm" svg:x="2.444cm" svg:y="3.2cm">
          <text:p text:style-name="P19"><text:span text:style-name="T5">”</text:span><text:span text:style-name="T5">+ RES”</text:span><text:span text:style-name="T5">スイッチ押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" draw:text-style-name="P10" draw:layer="layout" svg:x1="4.444cm" svg:y1="3.798cm" svg:x2="4.439cm" svg:y2="4.6cm" draw:start-shape="id106" draw:start-glue-point="2" draw:end-shape="id100" draw:end-glue-point="0" svg:d="M4444 3798v401h-5v401" svg:viewBox="0 0 6 803">
          <text:p/>
        </draw:connector>
        <draw:connector draw:style-name="gr27" draw:text-style-name="P10" draw:layer="layout" svg:x1="4.441cm" svg:y1="2.498cm" svg:x2="4.444cm" svg:y2="3.2cm" draw:start-shape="id107" draw:start-glue-point="2" draw:end-shape="id106" draw:end-glue-point="0" svg:d="M4441 2498v352h3v350" svg:viewBox="0 0 4 703">
          <text:p/>
        </draw:connector>
        <draw:connector draw:style-name="gr7" draw:text-style-name="P10" draw:layer="layout" svg:x1="4.439cm" svg:y1="8.898cm" svg:x2="4.442cm" svg:y2="9.9cm" draw:start-shape="id101" draw:start-glue-point="2" draw:end-shape="id104" draw:end-glue-point="0" svg:d="M4439 8898v502h3v500" svg:viewBox="0 0 4 1003">
          <text:p/>
        </draw:connector>
        <draw:connector draw:style-name="gr7" draw:text-style-name="P10" draw:layer="layout" svg:x1="11.5cm" svg:y1="10.898cm" svg:x2="4.44cm" svg:y2="12.069cm" draw:start-shape="id103" draw:start-glue-point="2" draw:end-shape="id108" draw:end-glue-point="0" svg:d="M11500 10898v1171h-7060" svg:viewBox="0 0 7061 1172">
          <text:p/>
        </draw:connector>
        <presentation:notes draw:style-name="dp2">
          <draw:page-thumbnail draw:style-name="gr13" draw:layer="layout" svg:width="19.797cm" svg:height="11.136cm" svg:x="0.601cm" svg:y="2.257cm" draw:page-number="11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游ゴシック" svg:font-family="游ゴシック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標準-outline3" style:family="presentation" style:parent-style-name="標準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標準-outline4" style:family="presentation" style:parent-style-name="標準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none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none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 style:shrink-to-fit="true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background" style:display-name="Title, 2 Content and Content-background" style:family="presentation">
      <style:graphic-properties draw:stroke="none" draw:fill="none"/>
      <style:text-properties style:letter-kerning="true"/>
    </style:style>
    <style:style style:name="Title_2c__20_2_20_Content_20_and_20_Content-backgroundobjects" style:display-name="Title, 2 Content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and_20_Content-notes" style:display-name="Title, 2 Content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1" style:display-name="Title, 2 Content and Content-outline1" style:family="presentation">
      <style:graphic-properties draw:stroke="none" draw:fill="none" draw:auto-grow-height="false" draw:fit-to-size="shrink-to-fit" style:shrink-to-fit="true">
        <text:list-style style:name="Title_2c__20_2_20_Content_20_and_20_Content-outline1" style:display-name="Title, 2 Content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2" style:display-name="Title, 2 Content and Content-outline2" style:family="presentation" style:parent-style-name="Title_2c__20_2_20_Content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_20_and_20_Content-outline3" style:display-name="Title, 2 Content and Content-outline3" style:family="presentation" style:parent-style-name="Title_2c__20_2_20_Content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_20_and_20_Content-outline4" style:display-name="Title, 2 Content and Content-outline4" style:family="presentation" style:parent-style-name="Title_2c__20_2_20_Content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_20_and_20_Content-outline5" style:display-name="Title, 2 Content and Content-outline5" style:family="presentation" style:parent-style-name="Title_2c__20_2_20_Content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6" style:display-name="Title, 2 Content and Content-outline6" style:family="presentation" style:parent-style-name="Title_2c__20_2_20_Content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7" style:display-name="Title, 2 Content and Content-outline7" style:family="presentation" style:parent-style-name="Title_2c__20_2_20_Content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8" style:display-name="Title, 2 Content and Content-outline8" style:family="presentation" style:parent-style-name="Title_2c__20_2_20_Content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9" style:display-name="Title, 2 Content and Content-outline9" style:family="presentation" style:parent-style-name="Title_2c__20_2_20_Content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subtitle" style:display-name="Title, 2 Content and Content-subtitle" style:family="presentation">
      <style:graphic-properties draw:stroke="none" draw:fill="none" draw:textarea-vertical-align="middle">
        <text:list-style style:name="Title_2c__20_2_20_Content_20_and_20_Content-subtitle" style:display-name="Title, 2 Content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title" style:display-name="Title, 2 Content and Content-title" style:family="presentation">
      <style:graphic-properties draw:stroke="none" draw:fill="none" draw:textarea-vertical-align="middle">
        <text:list-style style:name="Title_2c__20_2_20_Content_20_and_20_Content-title" style:display-name="Title, 2 Content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background" style:display-name="Title Content and 2 Content-background" style:family="presentation">
      <style:graphic-properties draw:stroke="none" draw:fill="none"/>
      <style:text-properties style:letter-kerning="true"/>
    </style:style>
    <style:style style:name="Title_20_Content_20_and_20_2_20_Content-backgroundobjects" style:display-name="Title Content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2_20_Content-notes" style:display-name="Title Content and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1" style:display-name="Title Content and 2 Content-outline1" style:family="presentation">
      <style:graphic-properties draw:stroke="none" draw:fill="none" draw:auto-grow-height="false" draw:fit-to-size="shrink-to-fit" style:shrink-to-fit="true">
        <text:list-style style:name="Title_20_Content_20_and_20_2_20_Content-outline1" style:display-name="Title Content and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2" style:display-name="Title Content and 2 Content-outline2" style:family="presentation" style:parent-style-name="Title_20_Content_20_and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Content_20_and_20_2_20_Content-outline3" style:display-name="Title Content and 2 Content-outline3" style:family="presentation" style:parent-style-name="Title_20_Content_20_and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Content_20_and_20_2_20_Content-outline4" style:display-name="Title Content and 2 Content-outline4" style:family="presentation" style:parent-style-name="Title_20_Content_20_and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Content_20_and_20_2_20_Content-outline5" style:display-name="Title Content and 2 Content-outline5" style:family="presentation" style:parent-style-name="Title_20_Content_20_and_20_2_20_Content-outline4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6" style:display-name="Title Content and 2 Content-outline6" style:family="presentation" style:parent-style-name="Title_20_Content_20_and_20_2_20_Content-outline5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7" style:display-name="Title Content and 2 Content-outline7" style:family="presentation" style:parent-style-name="Title_20_Content_20_and_20_2_20_Content-outline6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8" style:display-name="Title Content and 2 Content-outline8" style:family="presentation" style:parent-style-name="Title_20_Content_20_and_20_2_20_Content-outline7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9" style:display-name="Title Content and 2 Content-outline9" style:family="presentation" style:parent-style-name="Title_20_Content_20_and_20_2_20_Content-outline8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subtitle" style:display-name="Title Content and 2 Content-subtitle" style:family="presentation">
      <style:graphic-properties draw:stroke="none" draw:fill="none" draw:textarea-vertical-align="middle">
        <text:list-style style:name="Title_20_Content_20_and_20_2_20_Content-subtitle" style:display-name="Title Content and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title" style:display-name="Title Content and 2 Content-title" style:family="presentation">
      <style:graphic-properties draw:stroke="none" draw:fill="none" draw:textarea-vertical-align="middle">
        <text:list-style style:name="Title_20_Content_20_and_20_2_20_Content-title" style:display-name="Title Content and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background" style:display-name="Title, 2 Content over Content-background" style:family="presentation">
      <style:graphic-properties draw:stroke="none" draw:fill="none"/>
      <style:text-properties style:letter-kerning="true"/>
    </style:style>
    <style:style style:name="Title_2c__20_2_20_Content_20_over_20_Content-backgroundobjects" style:display-name="Title, 2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over_20_Content-notes" style:display-name="Title, 2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1" style:display-name="Title, 2 Content over Content-outline1" style:family="presentation">
      <style:graphic-properties draw:stroke="none" draw:fill="none" draw:auto-grow-height="false" draw:fit-to-size="shrink-to-fit" style:shrink-to-fit="true">
        <text:list-style style:name="Title_2c__20_2_20_Content_20_over_20_Content-outline1" style:display-name="Title, 2 Content over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2" style:display-name="Title, 2 Content over Content-outline2" style:family="presentation" style:parent-style-name="Title_2c__20_2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_20_over_20_Content-outline3" style:display-name="Title, 2 Content over Content-outline3" style:family="presentation" style:parent-style-name="Title_2c__20_2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_20_over_20_Content-outline4" style:display-name="Title, 2 Content over Content-outline4" style:family="presentation" style:parent-style-name="Title_2c__20_2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_20_over_20_Content-outline5" style:display-name="Title, 2 Content over Content-outline5" style:family="presentation" style:parent-style-name="Title_2c__20_2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6" style:display-name="Title, 2 Content over Content-outline6" style:family="presentation" style:parent-style-name="Title_2c__20_2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7" style:display-name="Title, 2 Content over Content-outline7" style:family="presentation" style:parent-style-name="Title_2c__20_2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8" style:display-name="Title, 2 Content over Content-outline8" style:family="presentation" style:parent-style-name="Title_2c__20_2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9" style:display-name="Title, 2 Content over Content-outline9" style:family="presentation" style:parent-style-name="Title_2c__20_2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subtitle" style:display-name="Title, 2 Content over Content-subtitle" style:family="presentation">
      <style:graphic-properties draw:stroke="none" draw:fill="none" draw:textarea-vertical-align="middle">
        <text:list-style style:name="Title_2c__20_2_20_Content_20_over_20_Content-subtitle" style:display-name="Title, 2 Content over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title" style:display-name="Title, 2 Content over Content-title" style:family="presentation">
      <style:graphic-properties draw:stroke="none" draw:fill="none" draw:textarea-vertical-align="middle">
        <text:list-style style:name="Title_2c__20_2_20_Content_20_over_20_Content-title" style:display-name="Title, 2 Content over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background" style:display-name="Title, Content over Content-background" style:family="presentation">
      <style:graphic-properties draw:stroke="none" draw:fill="none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shrink-to-fit" style:shrink-to-fit="true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2" style:display-name="Title, Content over Content-outline2" style:family="presentation" style:parent-style-name="Title_2c_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20_over_20_Content-outline3" style:display-name="Title, Content over Content-outline3" style:family="presentation" style:parent-style-name="Title_2c_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20_over_20_Content-outline4" style:display-name="Title, Content over Content-outline4" style:family="presentation" style:parent-style-name="Title_2c_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4_20_Content-background" style:display-name="Title, 4 Content-background" style:family="presentation">
      <style:graphic-properties draw:stroke="none" draw:fill="none"/>
      <style:text-properties style:letter-kerning="true"/>
    </style:style>
    <style:style style:name="Title_2c__20_4_20_Content-backgroundobjects" style:display-name="Title, 4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4_20_Content-notes" style:display-name="Title, 4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1" style:display-name="Title, 4 Content-outline1" style:family="presentation">
      <style:graphic-properties draw:stroke="none" draw:fill="none" draw:auto-grow-height="false" draw:fit-to-size="shrink-to-fit" style:shrink-to-fit="true">
        <text:list-style style:name="Title_2c__20_4_20_Content-outline1" style:display-name="Title, 4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2" style:display-name="Title, 4 Content-outline2" style:family="presentation" style:parent-style-name="Title_2c__20_4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4_20_Content-outline3" style:display-name="Title, 4 Content-outline3" style:family="presentation" style:parent-style-name="Title_2c__20_4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4_20_Content-outline4" style:display-name="Title, 4 Content-outline4" style:family="presentation" style:parent-style-name="Title_2c__20_4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4_20_Content-outline5" style:display-name="Title, 4 Content-outline5" style:family="presentation" style:parent-style-name="Title_2c__20_4_20_Content-outline4">
      <style:paragraph-properties fo:margin-top="0.1cm" fo:margin-bottom="0cm"/>
      <style:text-properties fo:font-size="20pt" style:font-size-asian="20pt" style:font-size-complex="20pt"/>
    </style:style>
    <style:style style:name="Title_2c__20_4_20_Content-outline6" style:display-name="Title, 4 Content-outline6" style:family="presentation" style:parent-style-name="Title_2c__20_4_20_Content-outline5">
      <style:paragraph-properties fo:margin-top="0.1cm" fo:margin-bottom="0cm"/>
      <style:text-properties fo:font-size="20pt" style:font-size-asian="20pt" style:font-size-complex="20pt"/>
    </style:style>
    <style:style style:name="Title_2c__20_4_20_Content-outline7" style:display-name="Title, 4 Content-outline7" style:family="presentation" style:parent-style-name="Title_2c__20_4_20_Content-outline6">
      <style:paragraph-properties fo:margin-top="0.1cm" fo:margin-bottom="0cm"/>
      <style:text-properties fo:font-size="20pt" style:font-size-asian="20pt" style:font-size-complex="20pt"/>
    </style:style>
    <style:style style:name="Title_2c__20_4_20_Content-outline8" style:display-name="Title, 4 Content-outline8" style:family="presentation" style:parent-style-name="Title_2c__20_4_20_Content-outline7">
      <style:paragraph-properties fo:margin-top="0.1cm" fo:margin-bottom="0cm"/>
      <style:text-properties fo:font-size="20pt" style:font-size-asian="20pt" style:font-size-complex="20pt"/>
    </style:style>
    <style:style style:name="Title_2c__20_4_20_Content-outline9" style:display-name="Title, 4 Content-outline9" style:family="presentation" style:parent-style-name="Title_2c__20_4_20_Content-outline8">
      <style:paragraph-properties fo:margin-top="0.1cm" fo:margin-bottom="0cm"/>
      <style:text-properties fo:font-size="20pt" style:font-size-asian="20pt" style:font-size-complex="20pt"/>
    </style:style>
    <style:style style:name="Title_2c__20_4_20_Content-subtitle" style:display-name="Title, 4 Content-subtitle" style:family="presentation">
      <style:graphic-properties draw:stroke="none" draw:fill="none" draw:textarea-vertical-align="middle">
        <text:list-style style:name="Title_2c__20_4_20_Content-subtitle" style:display-name="Title, 4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title" style:display-name="Title, 4 Content-title" style:family="presentation">
      <style:graphic-properties draw:stroke="none" draw:fill="none" draw:textarea-vertical-align="middle">
        <text:list-style style:name="Title_2c__20_4_20_Content-title" style:display-name="Title, 4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none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shrink-to-fit" style:shrink-to-fit="true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8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c__20_2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Centered_20_Tex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le_2c__20_2_20_Content_20_and_20_Conten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Title_2c__20_2_20_Content_20_and_20_Conten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Title_20_Content_20_and_20_2_20_Conten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le_20_Content_20_and_20_2_20_Conten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Title_2c__20_2_20_Content_20_over_20_Content-backgroundobjects">
      <style:graphic-properties draw:stroke="none" draw:fill="none" draw:fill-color="#ffffff" draw:auto-grow-height="false" fo:min-height="1.485cm"/>
    </style:style>
    <style:style style:name="Mpr20" style:family="presentation" style:parent-style-name="Title_2c__20_2_20_Content_20_over_20_Content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Title_2c__20_Content_20_over_20_Content-backgroundobjects">
      <style:graphic-properties draw:stroke="none" draw:fill="none" draw:fill-color="#ffffff" draw:auto-grow-height="false" fo:min-height="1.485cm"/>
    </style:style>
    <style:style style:name="Mpr22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Title_2c__20_4_20_Content-backgroundobjects">
      <style:graphic-properties draw:stroke="none" draw:fill="none" draw:fill-color="#ffffff" draw:auto-grow-height="false" fo:min-height="1.485cm"/>
    </style:style>
    <style:style style:name="Mpr24" style:family="presentation" style:parent-style-name="Title_2c__20_4_20_Content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Title_2c__20_6_20_Content-backgroundobjects">
      <style:graphic-properties draw:stroke="none" draw:fill="none" draw:fill-color="#ffffff" draw:auto-grow-height="false" fo:min-height="1.485cm"/>
    </style:style>
    <style:style style:name="Mpr26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7cm" svg:height="2.627cm" svg:x="1.4cm" svg:y="0.62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7cm" svg:height="9.132cm" svg:x="1.4cm" svg:y="3.68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Title_20_Slide-title" draw:layer="backgroundobjects" svg:width="25.197cm" svg:height="2.627cm" svg:x="1.4cm" svg:y="0.628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7cm" svg:height="11.136cm" svg:x="0.601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draw:name="PlaceHolder 1" presentation:style-name="標準-title" draw:layer="backgroundobjects" svg:width="25.197cm" svg:height="2.627cm" svg:x="1.4cm" svg:y="0.628cm" presentation:class="title" presentation:placeholder="true" presentation:user-transformed="true">
        <draw:text-box/>
      </draw:frame>
      <draw:frame draw:name="PlaceHolder 2" presentation:style-name="標準-outline1" draw:layer="backgroundobjects" svg:width="25.197cm" svg:height="9.132cm" svg:x="1.4cm" svg:y="3.685cm" presentation:class="outline" presentation:placeholder="true" presentation:user-transformed="true">
        <draw:text-box/>
      </draw:frame>
      <presentation:notes style:page-layout-name="PM0">
        <draw:page-thumbnail presentation:style-name="標準-title" draw:layer="backgroundobjects" svg:width="19.797cm" svg:height="11.136cm" svg:x="0.601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frame draw:name="PlaceHolder 1" presentation:style-name="Title_2c__20_2_20_Content-title" draw:layer="backgroundobjects" svg:width="25.197cm" svg:height="2.627cm" svg:x="1.4cm" svg:y="0.628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2.295cm" svg:height="9.132cm" svg:x="1.4cm" svg:y="3.685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2.295cm" svg:height="9.132cm" svg:x="14.312cm" svg:y="3.685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9.797cm" svg:height="11.136cm" svg:x="0.601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laceHolder 1" presentation:style-name="Title_20_Only-title" draw:layer="backgroundobjects" svg:width="25.197cm" svg:height="2.627cm" svg:x="1.4cm" svg:y="0.628cm" presentation:class="title" presentation:placeholder="true" presentation:user-transformed="true">
        <draw:text-box/>
      </draw:frame>
      <draw:frame presentation:style-name="Title_20_Only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7cm" svg:height="11.136cm" svg:x="0.601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draw:frame presentation:style-name="Centered_20_Text-title" draw:layer="backgroundobjects" svg:width="25.2cm" svg:height="2.629cm" svg:x="1.4cm" svg:y="0.628cm" presentation:class="title" presentation:placeholder="true">
        <draw:text-box/>
      </draw:frame>
      <draw:frame presentation:style-name="Centered_20_Tex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Centered_20_Text-title" draw:layer="backgroundobjects" svg:width="19.797cm" svg:height="11.136cm" svg:x="0.601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_2c__20_2_20_Content_20_and_20_Content" style:display-name="Title, 2 Content and Content" style:page-layout-name="PM1" draw:style-name="Mdp1">
      <draw:frame draw:name="PlaceHolder 1" presentation:style-name="Title_2c__20_2_20_Content_20_and_20_Content-title" draw:layer="backgroundobjects" svg:width="25.197cm" svg:height="2.627cm" svg:x="1.4cm" svg:y="0.628cm" presentation:class="title" presentation:placeholder="true" presentation:user-transformed="true">
        <draw:text-box/>
      </draw:frame>
      <draw:frame draw:name="PlaceHolder 2" presentation:style-name="Title_2c__20_2_20_Content_20_and_20_Content-outline1" draw:layer="backgroundobjects" svg:width="12.295cm" svg:height="4.355cm" svg:x="1.4cm" svg:y="3.685cm" presentation:class="outline" presentation:placeholder="true" presentation:user-transformed="true">
        <draw:text-box/>
      </draw:frame>
      <draw:frame draw:name="PlaceHolder 3" presentation:style-name="Title_2c__20_2_20_Content_20_and_20_Content-outline1" draw:layer="backgroundobjects" svg:width="12.295cm" svg:height="9.132cm" svg:x="14.312cm" svg:y="3.685cm" presentation:class="outline" presentation:placeholder="true" presentation:user-transformed="true">
        <draw:text-box/>
      </draw:frame>
      <draw:frame draw:name="PlaceHolder 4" presentation:style-name="Title_2c__20_2_20_Content_20_and_20_Content-outline1" draw:layer="backgroundobjects" svg:width="12.295cm" svg:height="4.355cm" svg:x="1.4cm" svg:y="8.456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_20_and_20_Content-title" draw:layer="backgroundobjects" svg:width="19.797cm" svg:height="11.136cm" svg:x="0.601cm" svg:y="2.257cm" presentation:class="page"/>
        <draw:frame presentation:style-name="Title_2c__20_2_20_Content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_20_Content_20_and_20_2_20_Content" style:display-name="Title Content and 2 Content" style:page-layout-name="PM1" draw:style-name="Mdp1">
      <draw:frame draw:name="PlaceHolder 1" presentation:style-name="Title_20_Content_20_and_20_2_20_Content-title" draw:layer="backgroundobjects" svg:width="25.197cm" svg:height="2.627cm" svg:x="1.4cm" svg:y="0.628cm" presentation:class="title" presentation:placeholder="true" presentation:user-transformed="true">
        <draw:text-box/>
      </draw:frame>
      <draw:frame draw:name="PlaceHolder 2" presentation:style-name="Title_20_Content_20_and_20_2_20_Content-outline1" draw:layer="backgroundobjects" svg:width="12.295cm" svg:height="9.132cm" svg:x="1.4cm" svg:y="3.685cm" presentation:class="outline" presentation:placeholder="true" presentation:user-transformed="true">
        <draw:text-box/>
      </draw:frame>
      <draw:frame draw:name="PlaceHolder 3" presentation:style-name="Title_20_Content_20_and_20_2_20_Content-outline1" draw:layer="backgroundobjects" svg:width="12.295cm" svg:height="4.355cm" svg:x="14.312cm" svg:y="3.685cm" presentation:class="outline" presentation:placeholder="true" presentation:user-transformed="true">
        <draw:text-box/>
      </draw:frame>
      <draw:frame draw:name="PlaceHolder 4" presentation:style-name="Title_20_Content_20_and_20_2_20_Content-outline1" draw:layer="backgroundobjects" svg:width="12.295cm" svg:height="4.355cm" svg:x="14.312cm" svg:y="8.456cm" presentation:class="outline" presentation:placeholder="true" presentation:user-transformed="true">
        <draw:text-box/>
      </draw:frame>
      <presentation:notes style:page-layout-name="PM0">
        <draw:page-thumbnail presentation:style-name="Title_20_Content_20_and_20_2_20_Content-title" draw:layer="backgroundobjects" svg:width="19.797cm" svg:height="11.136cm" svg:x="0.601cm" svg:y="2.257cm" presentation:class="page"/>
        <draw:frame presentation:style-name="Title_20_Content_20_and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_2c__20_2_20_Content_20_over_20_Content" style:display-name="Title, 2 Content over Content" style:page-layout-name="PM1" draw:style-name="Mdp1">
      <draw:frame draw:name="PlaceHolder 1" presentation:style-name="Title_2c__20_2_20_Content_20_over_20_Content-title" draw:layer="backgroundobjects" svg:width="25.197cm" svg:height="2.627cm" svg:x="1.4cm" svg:y="0.628cm" presentation:class="title" presentation:placeholder="true" presentation:user-transformed="true">
        <draw:text-box/>
      </draw:frame>
      <draw:frame draw:name="PlaceHolder 2" presentation:style-name="Title_2c__20_2_20_Content_20_over_20_Content-outline1" draw:layer="backgroundobjects" svg:width="12.295cm" svg:height="4.355cm" svg:x="1.4cm" svg:y="3.685cm" presentation:class="outline" presentation:placeholder="true" presentation:user-transformed="true">
        <draw:text-box/>
      </draw:frame>
      <draw:frame draw:name="PlaceHolder 3" presentation:style-name="Title_2c__20_2_20_Content_20_over_20_Content-outline1" draw:layer="backgroundobjects" svg:width="12.295cm" svg:height="4.355cm" svg:x="14.312cm" svg:y="3.685cm" presentation:class="outline" presentation:placeholder="true" presentation:user-transformed="true">
        <draw:text-box/>
      </draw:frame>
      <draw:frame draw:name="PlaceHolder 4" presentation:style-name="Title_2c__20_2_20_Content_20_over_20_Content-outline1" draw:layer="backgroundobjects" svg:width="25.197cm" svg:height="4.355cm" svg:x="1.4cm" svg:y="8.456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_20_over_20_Content-title" draw:layer="backgroundobjects" svg:width="19.797cm" svg:height="11.136cm" svg:x="0.601cm" svg:y="2.257cm" presentation:class="page"/>
        <draw:frame presentation:style-name="Title_2c__20_2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_2c__20_Content_20_over_20_Content" style:display-name="Title, Content over Content" style:page-layout-name="PM1" draw:style-name="Mdp1">
      <draw:frame draw:name="PlaceHolder 1" presentation:style-name="Title_2c__20_Content_20_over_20_Content-title" draw:layer="backgroundobjects" svg:width="25.197cm" svg:height="2.627cm" svg:x="1.4cm" svg:y="0.628cm" presentation:class="title" presentation:placeholder="true" presentation:user-transformed="true">
        <draw:text-box/>
      </draw:frame>
      <draw:frame draw:name="PlaceHolder 2" presentation:style-name="Title_2c__20_Content_20_over_20_Content-outline1" draw:layer="backgroundobjects" svg:width="25.197cm" svg:height="4.355cm" svg:x="1.4cm" svg:y="3.685cm" presentation:class="outline" presentation:placeholder="true" presentation:user-transformed="true">
        <draw:text-box/>
      </draw:frame>
      <draw:frame draw:name="PlaceHolder 3" presentation:style-name="Title_2c__20_Content_20_over_20_Content-outline1" draw:layer="backgroundobjects" svg:width="25.197cm" svg:height="4.355cm" svg:x="1.4cm" svg:y="8.456cm" presentation:class="outline" presentation:placeholder="true" presentation:user-transformed="true">
        <draw:text-box/>
      </draw:frame>
      <presentation:notes style:page-layout-name="PM0">
        <draw:page-thumbnail presentation:style-name="Title_2c__20_Content_20_over_20_Content-title" draw:layer="backgroundobjects" svg:width="19.797cm" svg:height="11.136cm" svg:x="0.601cm" svg:y="2.257cm" presentation:class="page"/>
        <draw:frame presentation:style-name="Title_2c_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_2c__20_4_20_Content" style:display-name="Title, 4 Content" style:page-layout-name="PM1" draw:style-name="Mdp1">
      <draw:frame draw:name="PlaceHolder 1" presentation:style-name="Title_2c__20_4_20_Content-title" draw:layer="backgroundobjects" svg:width="25.197cm" svg:height="2.627cm" svg:x="1.4cm" svg:y="0.628cm" presentation:class="title" presentation:placeholder="true" presentation:user-transformed="true">
        <draw:text-box/>
      </draw:frame>
      <draw:frame draw:name="PlaceHolder 2" presentation:style-name="Title_2c__20_4_20_Content-outline1" draw:layer="backgroundobjects" svg:width="12.295cm" svg:height="4.355cm" svg:x="1.4cm" svg:y="3.685cm" presentation:class="outline" presentation:placeholder="true" presentation:user-transformed="true">
        <draw:text-box/>
      </draw:frame>
      <draw:frame draw:name="PlaceHolder 3" presentation:style-name="Title_2c__20_4_20_Content-outline1" draw:layer="backgroundobjects" svg:width="12.295cm" svg:height="4.355cm" svg:x="14.312cm" svg:y="3.685cm" presentation:class="outline" presentation:placeholder="true" presentation:user-transformed="true">
        <draw:text-box/>
      </draw:frame>
      <draw:frame draw:name="PlaceHolder 4" presentation:style-name="Title_2c__20_4_20_Content-outline1" draw:layer="backgroundobjects" svg:width="12.295cm" svg:height="4.355cm" svg:x="1.4cm" svg:y="8.456cm" presentation:class="outline" presentation:placeholder="true" presentation:user-transformed="true">
        <draw:text-box/>
      </draw:frame>
      <draw:frame draw:name="PlaceHolder 5" presentation:style-name="Title_2c__20_4_20_Content-outline1" draw:layer="backgroundobjects" svg:width="12.295cm" svg:height="4.355cm" svg:x="14.312cm" svg:y="8.456cm" presentation:class="outline" presentation:placeholder="true" presentation:user-transformed="true">
        <draw:text-box/>
      </draw:frame>
      <presentation:notes style:page-layout-name="PM0">
        <draw:page-thumbnail presentation:style-name="Title_2c__20_4_20_Content-title" draw:layer="backgroundobjects" svg:width="19.797cm" svg:height="11.136cm" svg:x="0.601cm" svg:y="2.257cm" presentation:class="page"/>
        <draw:frame presentation:style-name="Title_2c__20_4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draw:frame draw:name="PlaceHolder 1" presentation:style-name="Title_2c__20_6_20_Content-title" draw:layer="backgroundobjects" svg:width="25.197cm" svg:height="2.627cm" svg:x="1.4cm" svg:y="0.628cm" presentation:class="title" presentation:placeholder="true" presentation:user-transformed="true">
        <draw:text-box/>
      </draw:frame>
      <draw:frame draw:name="PlaceHolder 2" presentation:style-name="Title_2c__20_6_20_Content-outline1" draw:layer="backgroundobjects" svg:width="8.112cm" svg:height="4.355cm" svg:x="1.4cm" svg:y="3.685cm" presentation:class="outline" presentation:placeholder="true" presentation:user-transformed="true">
        <draw:text-box/>
      </draw:frame>
      <draw:frame draw:name="PlaceHolder 3" presentation:style-name="Title_2c__20_6_20_Content-outline1" draw:layer="backgroundobjects" svg:width="8.112cm" svg:height="4.355cm" svg:x="9.92cm" svg:y="3.685cm" presentation:class="outline" presentation:placeholder="true" presentation:user-transformed="true">
        <draw:text-box/>
      </draw:frame>
      <draw:frame draw:name="PlaceHolder 4" presentation:style-name="Title_2c__20_6_20_Content-outline1" draw:layer="backgroundobjects" svg:width="8.112cm" svg:height="4.355cm" svg:x="18.439cm" svg:y="3.685cm" presentation:class="outline" presentation:placeholder="true" presentation:user-transformed="true">
        <draw:text-box/>
      </draw:frame>
      <draw:frame draw:name="PlaceHolder 5" presentation:style-name="Title_2c__20_6_20_Content-outline1" draw:layer="backgroundobjects" svg:width="8.112cm" svg:height="4.355cm" svg:x="1.4cm" svg:y="8.456cm" presentation:class="outline" presentation:placeholder="true" presentation:user-transformed="true">
        <draw:text-box/>
      </draw:frame>
      <draw:frame draw:name="PlaceHolder 6" presentation:style-name="Title_2c__20_6_20_Content-outline1" draw:layer="backgroundobjects" svg:width="8.112cm" svg:height="4.355cm" svg:x="9.92cm" svg:y="8.456cm" presentation:class="outline" presentation:placeholder="true" presentation:user-transformed="true">
        <draw:text-box/>
      </draw:frame>
      <draw:frame draw:name="PlaceHolder 7" presentation:style-name="Title_2c__20_6_20_Content-outline1" draw:layer="backgroundobjects" svg:width="8.112cm" svg:height="4.355cm" svg:x="18.439cm" svg:y="8.456cm" presentation:class="outline" presentation:placeholder="true" presentation:user-transformed="true">
        <draw:text-box/>
      </draw:frame>
      <presentation:notes style:page-layout-name="PM0">
        <draw:page-thumbnail presentation:style-name="Title_2c__20_6_20_Content-title" draw:layer="backgroundobjects" svg:width="19.797cm" svg:height="11.136cm" svg:x="0.601cm" svg:y="2.257cm" presentation:class="page"/>
        <draw:frame presentation:style-name="Title_2c__20_6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4T11:35:56</meta:creation-date>
    <dc:language>ja-JP</dc:language>
    <dc:date>2020-10-08T20:20:17.236005473</dc:date>
    <meta:editing-cycles>55</meta:editing-cycles>
    <meta:editing-duration>PT5H12M46S</meta:editing-duration>
    <meta:generator>LibreOffice/6.0.7.3$Linux_X86_64 LibreOffice_project/00m0$Build-3</meta:generator>
    <meta:document-statistic meta:object-count="404"/>
  </office:meta>
</office:document-meta>
</file>